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x-locale-body, sans-serif"/>
    <style:font-face style:name="Mangal1" svg:font-family="Mangal"/>
    <style:font-face style:name="arial" svg:font-family="arial, x-locale-body, sans-serif"/>
    <style:font-face style:name="Fira Code Medium" svg:font-family="'Fira Code Medium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MT" svg:font-family="ArialMT" style:font-family-generic="roman" style:font-pitch="variable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Montserrat-Bold" svg:font-family="Montserrat-Bold" style:font-family-generic="roman" style:font-pitch="variable"/>
    <style:font-face style:name="Montserrat-Regular" svg:font-family="Montserrat-Regular" style:font-family-generic="roman" style:font-pitch="variable"/>
    <style:font-face style:name="Roboto-Regular" svg:font-family="Roboto-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0.611cm" fo:margin-left="-0.318cm" table:align="left"/>
    </style:style>
    <style:style style:name="Таблица1.A" style:family="table-column">
      <style:table-column-properties style:column-width="10.213cm"/>
    </style:style>
    <style:style style:name="Таблица1.B" style:family="table-column">
      <style:table-column-properties style:column-width="10.39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6b616"/>
    </style:style>
    <style:style style:name="P3" style:family="paragraph" style:parent-style-name="Text_20_body">
      <style:paragraph-properties fo:margin-left="0cm" fo:margin-right="0cm" fo:margin-top="0cm" fo:margin-bottom="0.582cm" style:contextual-spacing="false" fo:line-height="100%" fo:orphans="2" fo:widows="2" fo:text-indent="0cm" style:auto-text-indent="false" fo:padding="0cm" fo:border="none"/>
      <style:text-properties officeooo:paragraph-rsid="001c344a"/>
    </style:style>
    <style:style style:name="P4" style:family="paragraph" style:parent-style-name="Text_20_body">
      <style:paragraph-properties fo:line-height="100%" fo:text-align="start" style:justify-single-word="false"/>
      <style:text-properties officeooo:paragraph-rsid="001c344a"/>
    </style:style>
    <style:style style:name="P5" style:family="paragraph" style:parent-style-name="Preformatted_20_Text">
      <style:paragraph-properties fo:line-height="100%" fo:text-align="start" style:justify-single-word="false"/>
      <style:text-properties officeooo:paragraph-rsid="001aa2fe"/>
    </style:style>
    <style:style style:name="P6" style:family="paragraph" style:parent-style-name="Preformatted_20_Text">
      <style:paragraph-properties fo:text-align="start" style:justify-single-word="false"/>
      <style:text-properties officeooo:paragraph-rsid="00226049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1c26e" style:font-size-asian="6pt" style:font-weight-asian="bold" style:font-size-complex="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a7c9d" style:font-size-asian="6pt" style:font-weight-asian="bold" style:font-size-complex="6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c43bb" style:font-size-asian="6pt" style:font-weight-asian="bold" style:font-size-complex="6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1aa2fe" style:font-size-asian="6pt" style:font-weight-asian="bold" style:font-size-complex="6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246c09" style:font-size-asian="6pt" style:font-weight-asian="bold" style:font-size-complex="6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1c26e" style:font-size-asian="6pt" style:font-size-complex="6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26049" style:font-size-asian="6pt" style:font-size-complex="6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a7c9d" style:font-size-asian="6pt" style:font-size-complex="6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c43bb" style:font-size-asian="6pt" style:font-size-complex="6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3b3a7c" style:font-size-asian="6pt" style:font-size-complex="6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21c26e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1aa2fe" style:font-size-asian="6pt" style:font-weight-asian="normal" style:font-size-complex="6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normal" officeooo:paragraph-rsid="001d46ea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style="normal" fo:font-weight="normal" officeooo:paragraph-rsid="0033faf4" style:font-size-asian="6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line-height="100%" fo:text-align="center" style:justify-single-word="false"/>
      <style:text-properties fo:color="#e16666" loext:opacity="100%" style:font-name="Fira Code Medium" fo:font-size="6pt" fo:font-weight="bold" officeooo:paragraph-rsid="00135018" style:font-size-asian="6pt" style:font-weight-asian="bold" style:font-size-complex="6pt"/>
    </style:style>
    <style:style style:name="P32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officeooo:paragraph-rsid="003874c6" style:font-size-asian="6pt" style:font-weight-asian="bold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style:font-size-asian="6pt" style:font-weight-asian="bold" style:font-size-complex="6pt"/>
    </style:style>
    <style:style style:name="P34" style:family="paragraph" style:parent-style-name="Standard">
      <style:paragraph-properties fo:text-align="start" style:justify-single-word="false"/>
      <style:text-properties fo:color="#e16666" loext:opacity="100%" style:font-name="Fira Code Medium" fo:font-size="6pt" officeooo:paragraph-rsid="002a7c9d" style:font-size-asian="6pt" style:font-size-complex="6pt"/>
    </style:style>
    <style:style style:name="P35" style:family="paragraph" style:parent-style-name="Standard">
      <style:paragraph-properties fo:text-align="start" style:justify-single-word="false"/>
      <style:text-properties fo:color="#e16666" loext:opacity="100%" style:font-name="Fira Code Medium" fo:font-size="6pt" officeooo:paragraph-rsid="002c43bb" style:font-size-asian="6pt" style:font-size-complex="6pt"/>
    </style:style>
    <style:style style:name="P36" style:family="paragraph" style:parent-style-name="Standard">
      <style:paragraph-properties fo:text-align="start" style:justify-single-word="false"/>
      <style:text-properties fo:color="#9a9a9a" loext:opacity="100%" style:font-name="Fira Code Medium" fo:font-size="6pt" style:font-size-asian="6pt" style:font-size-complex="6pt"/>
    </style:style>
    <style:style style:name="P37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3874c6" style:font-size-asian="6pt" style:font-size-complex="6pt"/>
    </style:style>
    <style:style style:name="P38" style:family="paragraph" style:parent-style-name="Standard">
      <style:paragraph-properties fo:line-height="100%" fo:text-align="start" style:justify-single-word="false"/>
      <style:text-properties fo:color="#9a9a9a" loext:opacity="100%" style:font-name="Fira Code Medium" fo:font-size="6pt" officeooo:paragraph-rsid="001aa2fe" style:font-size-asian="6pt" style:font-size-complex="6pt"/>
    </style:style>
    <style:style style:name="P39" style:family="paragraph" style:parent-style-name="Standard">
      <style:paragraph-properties fo:text-align="center" style:justify-single-word="false"/>
      <style:text-properties fo:color="#9a9a9a" loext:opacity="100%" style:font-name="Fira Code Medium" fo:font-size="6pt" fo:font-weight="bold" officeooo:paragraph-rsid="001d46ea" style:font-size-asian="6pt" style:font-weight-asian="bold" style:font-size-complex="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9a9a9a" loext:opacity="100%" style:font-name="Fira Code Medium" fo:font-size="6pt" fo:font-weight="bold" style:font-size-asian="6pt" style:font-weight-asian="bold" style:font-size-complex="6pt"/>
    </style:style>
    <style:style style:name="P41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874c6" style:font-size-asian="6pt" style:font-weight-asian="bold" style:font-size-complex="6pt"/>
    </style:style>
    <style:style style:name="P42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26049" style:font-size-asian="6pt" style:font-weight-asian="bold" style:font-size-complex="6pt"/>
    </style:style>
    <style:style style:name="P43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a7c9d" style:font-size-asian="6pt" style:font-weight-asian="bold" style:font-size-complex="6pt"/>
    </style:style>
    <style:style style:name="P44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c43bb" style:font-size-asian="6pt" style:font-weight-asian="bold" style:font-size-complex="6pt"/>
    </style:style>
    <style:style style:name="P45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b3a7c" style:font-size-asian="6pt" style:font-weight-asian="bold" style:font-size-complex="6pt"/>
    </style:style>
    <style:style style:name="P46" style:family="paragraph" style:parent-style-name="Standard">
      <style:paragraph-properties fo:line-height="100%" fo:text-align="center" style:justify-single-word="false"/>
      <style:text-properties fo:color="#0b5395" loext:opacity="100%" style:font-name="Fira Code Medium" fo:font-size="6pt" fo:font-weight="bold" officeooo:paragraph-rsid="00135018" style:font-size-asian="6pt" style:font-weight-asian="bold" style:font-size-complex="6pt"/>
    </style:style>
    <style:style style:name="P47" style:family="paragraph" style:parent-style-name="Standard">
      <style:paragraph-properties fo:text-align="start" style:justify-single-word="false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21c26e" style:font-size-asian="6pt" style:font-size-complex="6pt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1aa2fe" style:font-size-asian="6pt" style:font-weight-asian="bold" style:font-size-complex="6pt"/>
    </style:style>
    <style:style style:name="P50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3b3a7c" style:font-size-asian="6pt" style:font-weight-asian="bold" style:font-size-complex="6pt"/>
    </style:style>
    <style:style style:name="P51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21c26e" style:font-size-asian="6pt" style:font-weight-asian="normal" style:font-size-complex="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21c26e" style:font-size-asian="6pt" style:font-weight-asian="bold" style:font-size-complex="6pt"/>
    </style:style>
    <style:style style:name="P54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874c6" style:font-size-asian="6pt" style:font-weight-asian="bold" style:font-size-complex="6pt"/>
    </style:style>
    <style:style style:name="P55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226049" style:font-size-asian="6pt" style:font-weight-asian="bold" style:font-size-complex="6pt"/>
    </style:style>
    <style:style style:name="P56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b3a7c" style:font-size-asian="6pt" style:font-weight-asian="bold" style:font-size-complex="6pt"/>
    </style:style>
    <style:style style:name="P57" style:family="paragraph" style:parent-style-name="Standard">
      <style:paragraph-properties fo:text-align="start" style:justify-single-word="false"/>
      <style:text-properties fo:color="#158466" loext:opacity="100%" style:font-name="Fira Code Medium" fo:font-size="6pt" officeooo:paragraph-rsid="0021c26e" style:font-size-asian="6pt" style:font-size-complex="6pt"/>
    </style:style>
    <style:style style:name="P58" style:family="paragraph" style:parent-style-name="Standard">
      <style:paragraph-properties fo:text-align="start" style:justify-single-word="false"/>
      <style:text-properties fo:color="#158466" loext:opacity="100%" style:font-name="Fira Code Medium" fo:font-size="6pt" officeooo:paragraph-rsid="003b3a7c" style:font-size-asian="6pt" style:font-size-complex="6pt"/>
    </style:style>
    <style:style style:name="P59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1c26e" style:font-size-asian="6pt" style:font-weight-asian="bold" style:font-size-complex="6pt"/>
    </style:style>
    <style:style style:name="P60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26049" style:font-size-asian="6pt" style:font-weight-asian="bold" style:font-size-complex="6pt"/>
    </style:style>
    <style:style style:name="P61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a7c9d" style:font-size-asian="6pt" style:font-weight-asian="bold" style:font-size-complex="6pt"/>
    </style:style>
    <style:style style:name="P62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c43bb" style:font-size-asian="6pt" style:font-weight-asian="bold" style:font-size-complex="6pt"/>
    </style:style>
    <style:style style:name="P63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b3a7c" style:font-size-asian="6pt" style:font-weight-asian="bold" style:font-size-complex="6pt"/>
    </style:style>
    <style:style style:name="P64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874c6" style:font-size-asian="6pt" style:font-weight-asian="bold" style:font-size-complex="6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ac393" style:font-size-asian="6pt" style:font-weight-asian="bold" style:font-size-complex="6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ff0000" loext:opacity="100%" style:font-name="Fira Code Medium" fo:font-size="6pt" officeooo:paragraph-rsid="00226049" style:font-size-asian="6pt" style:font-size-complex="6pt"/>
    </style:style>
    <style:style style:name="P68" style:family="paragraph" style:parent-style-name="Standard">
      <style:paragraph-properties fo:text-align="start" style:justify-single-word="false"/>
      <style:text-properties officeooo:paragraph-rsid="00226049"/>
    </style:style>
    <style:style style:name="P69" style:family="paragraph" style:parent-style-name="Standard">
      <style:paragraph-properties fo:text-align="start" style:justify-single-word="false"/>
      <style:text-properties officeooo:paragraph-rsid="0035fab2"/>
    </style:style>
    <style:style style:name="P70" style:family="paragraph" style:parent-style-name="Standard">
      <style:paragraph-properties fo:text-align="start" style:justify-single-word="false"/>
      <style:text-properties style:font-name="Fira Code Medium" fo:font-size="6pt" fo:font-style="normal" officeooo:paragraph-rsid="003874c6" style:font-size-asian="6pt" style:font-style-asian="normal" style:font-size-complex="6pt" style:font-style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1aa2fe" style:font-size-asian="6pt" style:font-size-complex="6pt"/>
    </style:style>
    <style:style style:name="P72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2c456" style:font-size-asian="6pt" style:font-size-complex="6pt"/>
    </style:style>
    <style:style style:name="P73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0ddec" style:font-size-asian="6pt" style:font-size-complex="6pt"/>
    </style:style>
    <style:style style:name="P74" style:family="paragraph" style:parent-style-name="Standard">
      <style:paragraph-properties fo:line-height="100%" fo:text-align="center" style:justify-single-word="false"/>
      <style:text-properties style:font-name="Fira Code Medium" fo:font-size="6pt" officeooo:paragraph-rsid="00135018" style:font-size-asian="6pt" style:font-size-complex="6pt"/>
    </style:style>
    <style:style style:name="P75" style:family="paragraph" style:parent-style-name="Standard">
      <style:paragraph-properties fo:text-align="start" style:justify-single-word="false"/>
      <style:text-properties style:font-name="Fira Code Medium" fo:font-size="6pt" style:font-size-asian="6pt" style:font-size-complex="6pt"/>
    </style:style>
    <style:style style:name="P76" style:family="paragraph" style:parent-style-name="Standard">
      <style:paragraph-properties fo:text-align="start" style:justify-single-word="false"/>
      <style:text-properties style:font-name="Fira Code Medium" fo:font-size="6pt" officeooo:paragraph-rsid="00226049" style:font-size-asian="6pt" style:font-size-complex="6pt"/>
    </style:style>
    <style:style style:name="P77" style:family="paragraph" style:parent-style-name="Standard">
      <style:paragraph-properties fo:text-align="start" style:justify-single-word="false"/>
      <style:text-properties style:font-name="Fira Code Medium" fo:font-size="6pt" officeooo:paragraph-rsid="0035fab2" style:font-size-asian="6pt" style:font-size-complex="6pt"/>
    </style:style>
    <style:style style:name="P78" style:family="paragraph" style:parent-style-name="Standard">
      <style:paragraph-properties fo:line-height="100%" fo:text-align="start" style:justify-single-word="false"/>
      <style:text-properties style:font-name="Fira Code Medium" fo:font-size="6pt" fo:font-weight="bold" officeooo:paragraph-rsid="001aa2fe" style:font-size-asian="6pt" style:font-weight-asian="bold" style:font-size-complex="6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Fira Code Medium" fo:font-size="6pt" fo:font-weight="bold" officeooo:paragraph-rsid="00226049" style:font-size-asian="6pt" style:font-weight-asian="bold" style:font-size-complex="6pt" style:font-weight-complex="bold"/>
    </style:style>
    <style:style style:name="P80" style:family="paragraph" style:parent-style-name="Standard">
      <style:paragraph-properties fo:line-height="100%" fo:text-align="start" style:justify-single-word="false"/>
      <style:text-properties officeooo:paragraph-rsid="001aa2fe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030ddec"/>
    </style:style>
    <style:style style:name="P82" style:family="paragraph" style:parent-style-name="Standard">
      <style:paragraph-properties fo:line-height="100%" fo:text-align="start" style:justify-single-word="false"/>
      <style:text-properties officeooo:paragraph-rsid="0032c456"/>
    </style:style>
    <style:style style:name="P83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Fira Code Medium" fo:font-size="6pt" fo:font-weight="normal" officeooo:paragraph-rsid="0021c26e" style:font-size-asian="6pt" style:font-weight-asian="normal" style:font-size-complex="6pt"/>
    </style:style>
    <style:style style:name="P84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Fira Code Medium" fo:font-size="6pt" fo:font-weight="normal" officeooo:paragraph-rsid="0033faf4" style:font-size-asian="6pt" style:font-weight-asian="normal" style:font-size-complex="6pt" style:font-weight-complex="normal"/>
    </style:style>
    <style:style style:name="P85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9a9a9a" loext:opacity="100%" style:font-name="Fira Code Medium" fo:font-size="6pt" fo:font-weight="bold" officeooo:paragraph-rsid="003874c6" style:font-size-asian="6pt" style:font-weight-asian="bold" style:font-size-complex="6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Fira Code Medium" fo:font-size="6pt" officeooo:paragraph-rsid="0021c26e" style:font-size-asian="6pt" style:font-size-complex="6pt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135018" style:font-size-asian="6pt" style:font-size-complex="6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weight-asian="bold" style:font-size-complex="6pt" style:font-weight-complex="bold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6b616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Fira Code Medium" fo:font-size="6pt" officeooo:paragraph-rsid="00135018" style:font-size-asian="6pt" style:font-size-complex="6pt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Fira Code Medium" fo:font-size="6pt" fo:font-style="normal" fo:font-weight="bold" officeooo:paragraph-rsid="00135018" style:font-size-asian="6pt" style:font-style-asian="normal" style:font-weight-asian="bold" style:font-size-complex="6pt" style:font-style-complex="normal" style:font-weight-complex="bold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Fira Code Medium" fo:font-size="6pt" fo:font-weight="bold" officeooo:paragraph-rsid="00135018" style:font-size-asian="6pt" style:font-weight-asian="bold" style:font-size-complex="6pt" style:font-weight-complex="bold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weight="bold" officeooo:paragraph-rsid="00135018"/>
    </style:style>
    <style:style style:name="P97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weight-asian="bold" style:font-size-complex="6pt" style:font-weight-complex="bold"/>
    </style:style>
    <style:style style:name="P98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style-asian="normal" style:font-weight-asian="bold" style:font-size-complex="6pt" style:font-style-complex="normal" style:font-weight-complex="bold"/>
    </style:style>
    <style:style style:name="P99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100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officeooo:paragraph-rsid="00423a97"/>
    </style:style>
    <style:style style:name="P101" style:family="paragraph" style:parent-style-name="Text_20_body">
      <style:paragraph-properties fo:margin-left="0cm" fo:margin-right="0cm" fo:margin-top="0cm" fo:margin-bottom="0.582cm" style:contextual-spacing="false" fo:line-height="100%" fo:orphans="2" fo:widows="2" fo:text-indent="0cm" style:auto-text-indent="false" fo:padding="0cm" fo:border="none"/>
      <style:text-properties officeooo:paragraph-rsid="001c344a"/>
    </style:style>
    <style:style style:name="P102" style:family="paragraph" style:parent-style-name="Text_20_body">
      <style:paragraph-properties fo:line-height="100%" fo:text-align="start" style:justify-single-word="false"/>
      <style:text-properties fo:font-variant="normal" fo:text-transform="none" fo:color="#333333" loext:opacity="100%" style:font-name="Fira Code Medium" fo:font-size="6pt" fo:letter-spacing="normal" fo:font-style="normal" fo:font-weight="normal" officeooo:paragraph-rsid="001c344a" style:font-size-asian="6pt" style:font-size-complex="6pt"/>
    </style:style>
    <style:style style:name="P10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transparent" fo:padding="0cm" fo:border="none"/>
      <style:text-properties officeooo:paragraph-rsid="00135018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style:font-name="Fira Code Medium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T6" style:family="text">
      <style:text-properties fo:color="#000000" loext:opacity="100%" style:font-name="Fira Code Medium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Fira Code Medium" fo:font-size="6pt" fo:font-weight="bold" fo:background-color="#eeeeee" loext:char-shading-value="0" style:font-size-asian="6pt" style:font-weight-asian="bold" style:font-size-complex="6pt"/>
    </style:style>
    <style:style style:name="T8" style:family="text">
      <style:text-properties fo:color="#9a9a9a" loext:opacity="100%"/>
    </style:style>
    <style:style style:name="T9" style:family="text">
      <style:text-properties fo:color="#9a9a9a" loext:opacity="100%" style:font-name="Fira Code Medium" fo:font-size="6pt" fo:font-weight="bold" style:font-size-asian="6pt" style:font-weight-asian="bold" style:font-size-complex="6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tyle-asian="normal" style:font-size-complex="6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fo:font-style="normal"/>
    </style:style>
    <style:style style:name="T14" style:family="text">
      <style:text-properties fo:font-variant="normal" fo:text-transform="none" fo:color="#000000" loext:opacity="100%" fo:letter-spacing="normal" fo:font-style="normal" fo:font-weight="normal" style:font-weight-asian="normal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bold" style:font-weight-asian="bold"/>
    </style:style>
    <style:style style:name="T17" style:family="text"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T18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19" style:family="text">
      <style:text-properties fo:font-variant="normal" fo:text-transform="none" fo:color="#000000" loext:opacity="100%" fo:letter-spacing="normal" fo:font-weight="normal"/>
    </style:style>
    <style:style style:name="T20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fo:font-weight="normal" officeooo:rsid="0037bc6b"/>
    </style:style>
    <style:style style:name="T22" style:family="text">
      <style:text-properties fo:font-variant="normal" fo:text-transform="none" fo:color="#000000" loext:opacity="100%" style:font-name="Fira Code Medium" fo:letter-spacing="normal" fo:font-style="normal" fo:font-weight="normal" fo:background-color="#f5f2f0" loext:char-shading-value="0" style:font-style-asian="normal" style:font-style-complex="normal" loext:padding="0cm" loext:border="none"/>
    </style:style>
    <style:style style:name="T23" style:family="text">
      <style:text-properties fo:font-variant="normal" fo:text-transform="none" fo:color="#000000" loext:opacity="100%" style:font-name="Fira Code Medium" fo:letter-spacing="normal" fo:font-style="normal" fo:font-weight="normal" style:font-style-asian="normal" style:font-style-complex="normal"/>
    </style:style>
    <style:style style:name="T24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25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26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27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tyle-asian="normal" style:font-weight-asian="bold" style:font-size-complex="6pt" style:font-style-complex="normal" style:font-weight-complex="bold"/>
    </style:style>
    <style:style style:name="T28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ize-complex="6pt"/>
    </style:style>
    <style:style style:name="T29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weight-asian="normal" style:font-size-complex="6pt" style:font-weight-complex="normal"/>
    </style:style>
    <style:style style:name="T30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31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33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34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35" style:family="text">
      <style:text-properties fo:font-variant="normal" fo:text-transform="none" fo:color="#000000" loext:opacity="100%" style:font-name="Fira Code Medium" fo:font-size="6pt" fo:letter-spacing="normal" fo:font-style="normal" style:font-size-asian="6pt" style:font-style-asian="normal" style:font-size-complex="6pt" style:font-style-complex="normal"/>
    </style:style>
    <style:style style:name="T36" style:family="text">
      <style:text-properties fo:font-variant="normal" fo:text-transform="none" fo:color="#000000" loext:opacity="100%" style:font-name="Fira Code Medium" fo:font-size="6pt" fo:letter-spacing="normal" fo:font-style="normal" style:font-size-asian="6pt" style:font-style-asian="normal" style:font-weight-asian="bold" style:font-size-complex="6pt" style:font-style-complex="normal" style:font-weight-complex="bold"/>
    </style:style>
    <style:style style:name="T37" style:family="text">
      <style:text-properties fo:font-variant="normal" fo:text-transform="none" fo:color="#000000" loext:opacity="100%" style:font-name="Fira Code Medium" fo:font-size="6pt" fo:letter-spacing="normal" fo:font-style="italic" fo:font-weight="normal" style:font-size-asian="6pt" style:font-style-asian="italic" style:font-size-complex="6pt" style:font-style-complex="italic"/>
    </style:style>
    <style:style style:name="T38" style:family="text">
      <style:text-properties fo:font-variant="normal" fo:text-transform="none" fo:color="#000000" loext:opacity="100%" style:font-name="Fira Code Medium" fo:font-size="6pt" fo:letter-spacing="normal" fo:font-style="italic" fo:font-weight="normal" fo:background-color="#f5f2f0" loext:char-shading-value="0" style:font-size-asian="6pt" style:font-style-asian="italic" style:font-size-complex="6pt" style:font-style-complex="italic" loext:padding="0cm" loext:border="none"/>
    </style:style>
    <style:style style:name="T39" style:family="text">
      <style:text-properties fo:font-variant="normal" fo:text-transform="none" fo:color="#000000" loext:opacity="100%" style:font-name="Fira Code Medium" fo:font-size="6pt" fo:letter-spacing="normal" fo:font-style="italic" fo:font-weight="normal" fo:background-color="#eeeeee" loext:char-shading-value="0" style:font-size-asian="6pt" style:font-style-asian="italic" style:font-size-complex="6pt" style:font-style-complex="italic"/>
    </style:style>
    <style:style style:name="T40" style:family="text">
      <style:text-properties fo:font-variant="normal" fo:text-transform="none" fo:color="#000000" loext:opacity="100%" style:font-name="Fira Code Medium" fo:font-size="6pt" fo:letter-spacing="normal" fo:language="en" fo:country="US" fo:font-style="normal" fo:font-weight="bold" officeooo:rsid="0037bc6b" style:font-size-asian="6pt" style:font-weight-asian="bold" style:font-size-complex="6pt" style:font-weight-complex="bold"/>
    </style:style>
    <style:style style:name="T41" style:family="text">
      <style:text-properties fo:font-variant="normal" fo:text-transform="none" fo:color="#000000" loext:opacity="100%" style:font-name="Fira Code Medium" fo:font-size="6pt" fo:letter-spacing="normal" fo:language="en" fo:country="US" fo:font-style="normal" fo:font-weight="normal" officeooo:rsid="003db9ae" fo:background-color="#f5f2f0" loext:char-shading-value="0" style:font-size-asian="6pt" style:font-style-asian="normal" style:font-size-complex="6pt" style:font-style-complex="normal" loext:padding="0cm" loext:border="none"/>
    </style:style>
    <style:style style:name="T42" style:family="text">
      <style:text-properties fo:font-variant="normal" fo:text-transform="none" fo:color="#000000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43" style:family="text">
      <style:text-properties fo:font-variant="normal" fo:text-transform="none" fo:color="#333333" loext:opacity="100%" style:font-name="Fira Code Medium" fo:font-size="6pt" fo:letter-spacing="normal" fo:font-style="normal" fo:font-weight="normal" style:font-size-asian="6pt" style:font-size-complex="6pt"/>
    </style:style>
    <style:style style:name="T44" style:family="text">
      <style:text-properties fo:font-variant="normal" fo:text-transform="none" fo:color="#333333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45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letter-spacing="normal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italic" style:font-style-asian="italic" style:font-style-complex="italic"/>
    </style:style>
    <style:style style:name="T49" style:family="text">
      <style:text-properties fo:font-variant="normal" fo:text-transform="none" fo:letter-spacing="normal" fo:font-style="italic" style:font-style-asian="italic" style:font-style-complex="italic" style:font-weight-complex="normal"/>
    </style:style>
    <style:style style:name="T50" style:family="text">
      <style:text-properties fo:font-variant="normal" fo:text-transform="none" fo:color="#158466" loext:opacity="100%" style:text-line-through-style="none" style:text-line-through-type="none" style:font-name="Fira Code Medium" fo:letter-spacing="normal" fo:font-style="normal" style:text-underline-style="none" fo:font-weight="normal" style:text-blinking="false" style:font-style-asian="normal" style:font-style-complex="normal"/>
    </style:style>
    <style:style style:name="T51" style:family="text">
      <style:text-properties fo:font-variant="normal" fo:text-transform="none" fo:color="#158466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tyle-asian="normal" style:font-size-complex="6pt" style:font-style-complex="normal"/>
    </style:style>
    <style:style style:name="T52" style:family="text">
      <style:text-properties fo:font-variant="normal" fo:text-transform="none" fo:color="#158466" loext:opacity="100%" fo:letter-spacing="normal"/>
    </style:style>
    <style:style style:name="T53" style:family="text">
      <style:text-properties fo:font-variant="normal" fo:text-transform="none" fo:color="#158466" loext:opacity="100%" fo:letter-spacing="normal" fo:font-weight="normal" style:font-weight-asian="normal" style:font-weight-complex="normal"/>
    </style:style>
    <style:style style:name="T54" style:family="text">
      <style:text-properties fo:font-variant="normal" fo:text-transform="none" fo:color="#158466" loext:opacity="100%" style:font-name="Fira Code Medium" fo:letter-spacing="normal" fo:font-style="normal" fo:font-weight="normal" fo:background-color="#f5f2f0" loext:char-shading-value="0" style:font-style-asian="normal" style:font-style-complex="normal" loext:padding="0cm" loext:border="none"/>
    </style:style>
    <style:style style:name="T55" style:family="text">
      <style:text-properties fo:font-variant="normal" fo:text-transform="none" fo:color="#158466" loext:opacity="100%" style:font-name="Fira Code Medium" fo:letter-spacing="normal" fo:font-style="normal" fo:font-weight="normal" style:font-style-asian="normal" style:font-style-complex="normal"/>
    </style:style>
    <style:style style:name="T56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57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58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59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ize-complex="6pt"/>
    </style:style>
    <style:style style:name="T60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61" style:family="text">
      <style:text-properties fo:font-variant="normal" fo:text-transform="none" fo:color="#158466" loext:opacity="100%" style:font-name="Fira Code Medium" fo:font-size="6pt" fo:letter-spacing="normal" fo:font-style="italic" fo:font-weight="normal" fo:background-color="#f5f2f0" loext:char-shading-value="0" style:font-size-asian="6pt" style:font-style-asian="italic" style:font-size-complex="6pt" style:font-style-complex="italic" loext:padding="0cm" loext:border="none"/>
    </style:style>
    <style:style style:name="T62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italic" style:font-size-complex="6pt" style:font-style-complex="italic"/>
    </style:style>
    <style:style style:name="T63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64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ize-complex="6pt"/>
    </style:style>
    <style:style style:name="T65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weight-asian="bold" style:font-size-complex="6pt"/>
    </style:style>
    <style:style style:name="T66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67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68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69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0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71" style:family="text">
      <style:text-properties fo:font-variant="normal" fo:text-transform="none" fo:color="#212121" loext:opacity="100%" style:font-name="Fira Code Medium" fo:font-size="6pt" fo:letter-spacing="normal" fo:font-style="italic" fo:font-weight="normal" style:font-size-asian="6pt" style:font-style-asian="italic" style:font-size-complex="6pt" style:font-style-complex="italic"/>
    </style:style>
    <style:style style:name="T72" style:family="text">
      <style:text-properties fo:font-variant="normal" fo:text-transform="none" fo:color="#212121" loext:opacity="100%" style:font-name="Fira Code Medium" fo:font-size="6pt" fo:letter-spacing="normal" style:font-size-asian="6pt" style:font-size-complex="6pt"/>
    </style:style>
    <style:style style:name="T73" style:family="text">
      <style:text-properties fo:font-variant="normal" fo:text-transform="none" fo:color="#212121" loext:opacity="100%" style:font-name="Fira Code Medium" fo:font-size="6pt" fo:letter-spacing="normal" fo:font-weight="bold" style:font-size-asian="6pt" style:font-weight-asian="bold" style:font-size-complex="6pt"/>
    </style:style>
    <style:style style:name="T74" style:family="text">
      <style:text-properties fo:font-variant="normal" fo:text-transform="none" fo:color="#212121" loext:opacity="100%" style:font-name="Fira Code Medium" fo:font-size="6pt" fo:letter-spacing="normal" fo:language="en" fo:country="US" fo:font-style="normal" fo:font-weight="bold" officeooo:rsid="0037bc6b" fo:background-color="transparent" loext:char-shading-value="0" style:font-size-asian="6pt" style:font-weight-asian="bold" style:font-size-complex="6pt" style:font-weight-complex="bold"/>
    </style:style>
    <style:style style:name="T75" style:family="text">
      <style:text-properties fo:font-variant="normal" fo:text-transform="none" fo:color="#212121" loext:opacity="100%" fo:letter-spacing="normal"/>
    </style:style>
    <style:style style:name="T76" style:family="text">
      <style:text-properties fo:font-variant="normal" fo:text-transform="none" fo:color="#212121" loext:opacity="100%" fo:letter-spacing="normal" fo:font-style="normal"/>
    </style:style>
    <style:style style:name="T77" style:family="text">
      <style:text-properties fo:font-variant="normal" fo:text-transform="none" fo:color="#212121" loext:opacity="100%" fo:letter-spacing="normal" fo:font-style="normal" fo:font-weight="normal"/>
    </style:style>
    <style:style style:name="T78" style:family="text">
      <style:text-properties fo:font-variant="normal" fo:text-transform="none" fo:color="#212121" loext:opacity="100%" fo:letter-spacing="normal" fo:font-style="normal" fo:font-weight="normal" fo:background-color="transparent" loext:char-shading-value="0"/>
    </style:style>
    <style:style style:name="T79" style:family="text">
      <style:text-properties fo:font-variant="normal" fo:text-transform="none" fo:color="#212121" loext:opacity="100%" fo:letter-spacing="normal" fo:font-style="normal" fo:font-weight="normal" style:font-weight-asian="normal"/>
    </style:style>
    <style:style style:name="T80" style:family="text">
      <style:text-properties fo:font-variant="normal" fo:text-transform="none" fo:color="#212121" loext:opacity="100%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212121" loext:opacity="100%" fo:letter-spacing="normal" fo:font-style="normal" fo:font-weight="normal" style:font-style-asian="normal" style:font-style-complex="normal"/>
    </style:style>
    <style:style style:name="T82" style:family="text">
      <style:text-properties fo:font-variant="normal" fo:text-transform="none" fo:color="#212121" loext:opacity="100%" fo:letter-spacing="normal" fo:font-style="normal" fo:font-weight="normal" style:font-weight-asian="bold"/>
    </style:style>
    <style:style style:name="T83" style:family="text">
      <style:text-properties fo:font-variant="normal" fo:text-transform="none" fo:color="#212121" loext:opacity="100%" fo:letter-spacing="normal" fo:font-style="normal" fo:background-color="transparent" loext:char-shading-value="0"/>
    </style:style>
    <style:style style:name="T84" style:family="text">
      <style:text-properties fo:font-variant="normal" fo:text-transform="none" fo:color="#212121" loext:opacity="100%" fo:font-size="6pt" fo:letter-spacing="normal" fo:font-style="normal" fo:font-weight="normal" fo:background-color="transparent" loext:char-shading-value="0" style:font-size-asian="6pt" style:font-style-asian="normal" style:font-size-complex="6pt" style:font-style-complex="normal"/>
    </style:style>
    <style:style style:name="T85" style:family="text">
      <style:text-properties fo:font-variant="normal" fo:text-transform="none" fo:color="#212121" loext:opacity="100%" fo:font-size="6pt" fo:letter-spacing="normal" fo:font-style="normal" fo:font-weight="normal" fo:background-color="transparent" loext:char-shading-value="0" style:font-size-asian="6pt" style:font-weight-asian="bold" style:font-size-complex="6pt" style:font-weight-complex="bold"/>
    </style:style>
    <style:style style:name="T86" style:family="text">
      <style:text-properties fo:font-variant="normal" fo:text-transform="none" fo:color="#212121" loext:opacity="100%" fo:font-size="6pt" fo:letter-spacing="normal" fo:font-style="normal" fo:background-color="transparent" loext:char-shading-value="0" style:font-size-asian="6pt" style:font-style-asian="normal" style:font-size-complex="6pt" style:font-style-complex="normal"/>
    </style:style>
    <style:style style:name="T87" style:family="text">
      <style:text-properties fo:font-variant="normal" fo:text-transform="none" fo:color="#212121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88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size-complex="6pt"/>
    </style:style>
    <style:style style:name="T89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weight-asian="bold" style:font-size-complex="6pt"/>
    </style:style>
    <style:style style:name="T90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ize-complex="6pt"/>
    </style:style>
    <style:style style:name="T91" style:family="text">
      <style:text-properties fo:font-variant="normal" fo:text-transform="none" fo:color="#00458b" loext:opacity="100%" fo:letter-spacing="normal" fo:font-style="normal" fo:font-weight="normal" fo:background-color="transparent" loext:char-shading-value="0"/>
    </style:style>
    <style:style style:name="T92" style:family="text">
      <style:text-properties fo:font-variant="normal" fo:text-transform="none" fo:color="#00458b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93" style:family="text">
      <style:text-properties fo:font-variant="normal" fo:text-transform="none" fo:color="#00458b" loext:opacity="100%" fo:font-size="6pt" fo:letter-spacing="normal" fo:font-style="normal" fo:font-weight="normal" fo:background-color="transparent" loext:char-shading-value="0" style:font-size-asian="6pt" style:font-style-asian="normal" style:font-size-complex="6pt" style:font-style-complex="normal"/>
    </style:style>
    <style:style style:name="T94" style:family="text">
      <style:text-properties fo:font-variant="normal" fo:text-transform="none" fo:color="#00458b" loext:opacity="100%" fo:font-size="6pt" fo:letter-spacing="normal" fo:font-style="normal" fo:font-weight="normal" fo:background-color="transparent" loext:char-shading-value="0" style:font-size-asian="6pt" style:font-weight-asian="bold" style:font-size-complex="6pt" style:font-weight-complex="bold"/>
    </style:style>
    <style:style style:name="T95" style:family="text">
      <style:text-properties fo:font-variant="normal" fo:text-transform="none" fo:color="#00458b" loext:opacity="100%" fo:font-size="6pt" fo:letter-spacing="normal" fo:font-style="normal" fo:background-color="transparent" loext:char-shading-value="0" style:font-size-asian="6pt" style:font-style-asian="normal" style:font-size-complex="6pt" style:font-style-complex="normal"/>
    </style:style>
    <style:style style:name="T96" style:family="text">
      <style:text-properties fo:font-variant="normal" fo:text-transform="none" fo:color="#00458b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97" style:family="text">
      <style:text-properties fo:font-variant="normal" fo:text-transform="none" fo:color="#999999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98" style:family="text">
      <style:text-properties fo:font-variant="normal" fo:text-transform="none" fo:color="#999999" loext:opacity="100%" fo:letter-spacing="normal" fo:font-style="normal" fo:font-weight="normal" fo:background-color="transparent" loext:char-shading-value="0"/>
    </style:style>
    <style:style style:name="T99" style:family="text">
      <style:text-properties fo:font-variant="normal" fo:text-transform="none" fo:color="#999999" loext:opacity="100%" fo:font-size="6pt" fo:letter-spacing="normal" fo:font-style="normal" fo:font-weight="normal" fo:background-color="transparent" loext:char-shading-value="0" style:font-size-asian="6pt" style:font-style-asian="normal" style:font-size-complex="6pt" style:font-style-complex="normal"/>
    </style:style>
    <style:style style:name="T100" style:family="text">
      <style:text-properties fo:font-variant="normal" fo:text-transform="none" fo:color="#999999" loext:opacity="100%" fo:font-size="6pt" fo:letter-spacing="normal" fo:font-style="normal" fo:font-weight="normal" fo:background-color="transparent" loext:char-shading-value="0" style:font-size-asian="6pt" style:font-weight-asian="bold" style:font-size-complex="6pt" style:font-weight-complex="bold"/>
    </style:style>
    <style:style style:name="T101" style:family="text">
      <style:text-properties fo:font-variant="normal" fo:text-transform="none" fo:color="#999999" loext:opacity="100%" fo:font-size="6pt" fo:letter-spacing="normal" fo:font-style="normal" fo:background-color="transparent" loext:char-shading-value="0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color="#999999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103" style:family="text">
      <style:text-properties fo:font-variant="normal" fo:text-transform="none" fo:color="#b54248" loext:opacity="100%" fo:letter-spacing="normal" fo:font-style="normal" fo:font-weight="normal" fo:background-color="transparent" loext:char-shading-value="0"/>
    </style:style>
    <style:style style:name="T104" style:family="text">
      <style:text-properties fo:font-variant="normal" fo:text-transform="none" fo:color="#b54248" loext:opacity="100%" fo:font-size="6pt" fo:letter-spacing="normal" fo:font-style="normal" fo:font-weight="normal" fo:background-color="transparent" loext:char-shading-value="0" style:font-size-asian="6pt" style:font-weight-asian="bold" style:font-size-complex="6pt" style:font-weight-complex="bold"/>
    </style:style>
    <style:style style:name="T105" style:family="text">
      <style:text-properties fo:font-variant="normal" fo:text-transform="none" fo:color="#990055" loext:opacity="100%" fo:letter-spacing="normal" fo:font-style="normal" fo:font-weight="normal" fo:background-color="transparent" loext:char-shading-value="0"/>
    </style:style>
    <style:style style:name="T106" style:family="text">
      <style:text-properties fo:font-variant="normal" fo:text-transform="none" fo:color="#990055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107" style:family="text">
      <style:text-properties fo:font-variant="normal" fo:text-transform="none" fo:color="#990055" loext:opacity="100%" fo:font-size="6pt" fo:letter-spacing="normal" fo:font-style="normal" fo:font-weight="normal" fo:background-color="transparent" loext:char-shading-value="0" style:font-size-asian="6pt" style:font-weight-asian="bold" style:font-size-complex="6pt" style:font-weight-complex="bold"/>
    </style:style>
    <style:style style:name="T108" style:family="text">
      <style:text-properties fo:font-variant="normal" fo:text-transform="none" fo:color="#626262" loext:opacity="100%" fo:letter-spacing="normal" fo:font-style="normal" fo:font-weight="normal" fo:background-color="transparent" loext:char-shading-value="0"/>
    </style:style>
    <style:style style:name="T109" style:family="text">
      <style:text-properties fo:font-variant="normal" fo:text-transform="none" fo:color="#276738" loext:opacity="100%" fo:font-size="6pt" fo:letter-spacing="normal" fo:font-style="normal" fo:font-weight="normal" fo:background-color="transparent" loext:char-shading-value="0" style:font-size-asian="6pt" style:font-style-asian="normal" style:font-size-complex="6pt" style:font-style-complex="normal"/>
    </style:style>
    <style:style style:name="T110" style:family="text">
      <style:text-properties fo:font-variant="normal" fo:text-transform="none" fo:color="#276738" loext:opacity="100%" fo:font-size="6pt" fo:letter-spacing="normal" fo:font-style="normal" fo:background-color="transparent" loext:char-shading-value="0" style:font-size-asian="6pt" style:font-style-asian="normal" style:font-size-complex="6pt" style:font-style-complex="normal"/>
    </style:style>
    <style:style style:name="T111" style:family="text">
      <style:text-properties fo:font-variant="normal" fo:text-transform="none" fo:color="#276738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112" style:family="text">
      <style:text-properties fo:font-variant="normal" fo:text-transform="none" fo:color="#276738" loext:opacity="100%" fo:letter-spacing="normal" fo:font-style="normal" fo:font-weight="normal" fo:background-color="transparent" loext:char-shading-value="0"/>
    </style:style>
    <style:style style:name="T113" style:family="text">
      <style:text-properties fo:font-variant="normal" fo:text-transform="none" fo:color="#ff0000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114" style:family="text">
      <style:text-properties fo:color="#158466" loext:opacity="100%"/>
    </style:style>
    <style:style style:name="T115" style:family="text">
      <style:text-properties fo:color="#158466" loext:opacity="100%" fo:font-weight="bold" style:font-weight-asian="bold"/>
    </style:style>
    <style:style style:name="T116" style:family="text">
      <style:text-properties fo:color="#158466" loext:opacity="100%" fo:font-weight="bold" style:font-weight-asian="bold" style:font-weight-complex="bold"/>
    </style:style>
    <style:style style:name="T117" style:family="text">
      <style:text-properties fo:color="#158466" loext:opacity="100%" fo:font-weight="bold" style:font-weight-asian="bold" style:font-weight-complex="normal"/>
    </style:style>
    <style:style style:name="T118" style:family="text">
      <style:text-properties fo:color="#158466" loext:opacity="100%" style:font-name="Fira Code Medium" fo:font-size="6pt" fo:font-weight="bold" style:font-size-asian="6pt" style:font-weight-asian="bold" style:font-size-complex="6pt"/>
    </style:style>
    <style:style style:name="T119" style:family="text">
      <style:text-properties fo:color="#158466" loext:opacity="100%" style:font-name="Fira Code Medium" fo:font-size="6pt" fo:font-weight="bold" style:font-size-asian="6pt" style:font-weight-asian="bold" style:font-size-complex="6pt" style:font-weight-complex="bold"/>
    </style:style>
    <style:style style:name="T120" style:family="text">
      <style:text-properties fo:color="#158466" loext:opacity="100%" fo:font-weight="normal" style:font-weight-asian="normal" style:font-weight-complex="normal"/>
    </style:style>
    <style:style style:name="T121" style:family="text">
      <style:text-properties fo:font-weight="bold" style:font-weight-asian="bold"/>
    </style:style>
    <style:style style:name="T122" style:family="text">
      <style:text-properties fo:font-weight="bold" officeooo:rsid="001f5f71" style:font-weight-asian="bold"/>
    </style:style>
    <style:style style:name="T123" style:family="text">
      <style:text-properties officeooo:rsid="001d46ea"/>
    </style:style>
    <style:style style:name="T124" style:family="text">
      <style:text-properties fo:font-weight="normal" style:font-weight-asian="normal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color="#212121" loext:opacity="100%" style:font-name="Fira Code Medium" fo:font-size="6pt" fo:letter-spacing="normal" fo:font-weight="normal" style:font-size-asian="6pt" style:font-size-complex="6pt"/>
    </style:style>
    <style:style style:name="T127" style:family="text">
      <style:text-properties style:font-name="Fira Code Medium"/>
    </style:style>
    <style:style style:name="T128" style:family="text">
      <style:text-properties style:font-name="Fira Code Medium" fo:font-size="6pt" fo:font-weight="bold" style:font-size-asian="6pt" style:font-weight-asian="bold" style:font-size-complex="6pt" style:font-weight-complex="bold"/>
    </style:style>
    <style:style style:name="T129" style:family="text">
      <style:text-properties style:font-name="Fira Code Medium" fo:font-size="6pt" fo:background-color="#eeeeee" loext:char-shading-value="0" style:font-size-asian="6pt" style:font-size-complex="6pt"/>
    </style:style>
    <style:style style:name="T130" style:family="text">
      <style:text-properties style:font-name="Fira Code Medium" fo:font-size="6pt" style:font-size-asian="6pt" style:font-size-complex="6pt"/>
    </style:style>
    <style:style style:name="T131" style:family="text">
      <style:text-properties fo:color="#333333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32" style:family="text">
      <style:text-properties fo:color="#333333" loext:opacity="100%" fo:letter-spacing="normal" fo:font-style="normal" fo:font-weight="normal" style:font-style-asian="normal" style:font-style-complex="normal"/>
    </style:style>
    <style:style style:name="T133" style:family="text">
      <style:text-properties fo:color="#333333" loext:opacity="100%" fo:letter-spacing="normal" fo:language="en" fo:country="US" fo:font-style="normal" fo:font-weight="normal" officeooo:rsid="0030ddec" style:font-style-asian="normal" style:font-style-complex="normal"/>
    </style:style>
    <style:style style:name="T134" style:family="text">
      <style:text-properties fo:font-size="6pt" style:font-size-asian="6pt" style:font-size-complex="6pt"/>
    </style:style>
    <style:style style:name="T135" style:family="text">
      <style:text-properties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TableLine344236416">
          <table:table-cell table:style-name="Таблица1.A1" office:value-type="string">
            <text:p text:style-name="P59">Including JavaScript in an HTML Page</text:p>
            <text:p text:style-name="P51">&lt;script type="text/javascript"&gt;</text:p>
            <text:p text:style-name="P51">//JS code goes here</text:p>
            <text:p text:style-name="P51">&lt;/script&gt;</text:p>
            <text:p text:style-name="P9"/>
            <text:p text:style-name="P53">Call an External JavaScript File</text:p>
            <text:p text:style-name="P51">&lt;script src="myscript.js"&gt;&lt;/script&gt;&lt;code&gt;&lt;/code&gt;</text:p>
            <text:p text:style-name="P9"/>
            <text:p text:style-name="P59">Including Comments:</text:p>
            <text:p text:style-name="P59"/>
            <text:p text:style-name="P53">//</text:p>
            <text:p text:style-name="P18">Single line comments</text:p>
            <text:p text:style-name="P53">/* comment here */</text:p>
            <text:p text:style-name="P18">Multi-line comments</text:p>
            <text:p text:style-name="P18"/>
            <text:p text:style-name="P59">Variables</text:p>
            <text:p text:style-name="P59"/>
            <text:p text:style-name="P53">var, const, let</text:p>
            <text:p text:style-name="P53"/>
            <text:p text:style-name="P53">var</text:p>
            <text:p text:style-name="P87"><text:span text:style-name="T47">Самая распространенная переменная. Может быть переназначен, но доступен только внутри функции. Переменные , определенные с помощью var, перемещаются наверх при выполнении кода.</text:span> </text:p>
            <text:p text:style-name="P53">const</text:p>
            <text:p text:style-name="P18"><text:span text:style-name="T47">Они не могут быть переназначены и недоступны до того, как появятся в коде.</text:span> .</text:p>
            <text:p text:style-name="P53">let</text:p>
            <text:p text:style-name="P48">Однако, как и в случае с const, переменная let может быть переназначена, но не объявлена повторно.</text:p>
            <text:p text:style-name="P48"/>
            <text:p text:style-name="P59">Data Types:</text:p>
            <text:p text:style-name="P59"/>
            <text:p text:style-name="P9">var age = 23</text:p>
            <text:p text:style-name="P57">Numbers</text:p>
            <text:p text:style-name="P9">var x</text:p>
            <text:p text:style-name="P57">Variables</text:p>
            <text:p text:style-name="P9">var a = "init"</text:p>
            <text:p text:style-name="P57">Text (strings)</text:p>
            <text:p text:style-name="P9">var b = 1 + 2 + 3</text:p>
            <text:p text:style-name="P57">Operations</text:p>
            <text:p text:style-name="P9">var c = true</text:p>
            <text:p text:style-name="P57">True or false statements</text:p>
            <text:p text:style-name="P9">const PI = 3.14</text:p>
            <text:p text:style-name="P57">Constant numbers</text:p>
            <text:p text:style-name="P9">var name = {firstName:"John", lastName:”Doe"}</text:p>
            <text:p text:style-name="P57">Objects</text:p>
            <text:p text:style-name="P57"/>
            <text:p text:style-name="P59">Objects:</text:p>
            <text:p text:style-name="P59"/>
            <text:p text:style-name="P23">var person = {</text:p>
            <text:p text:style-name="P23"><text:tab/>firstName:"John",</text:p>
            <text:p text:style-name="P23"><text:tab/>lastName:"Doe",</text:p>
            <text:p text:style-name="P23"><text:tab/>age:20,</text:p>
            <text:p text:style-name="P23"><text:tab/>nationality:"German"</text:p>
            <text:p text:style-name="P83"><text:span text:style-name="T49">};</text:span></text:p>
            <text:p text:style-name="P41">Strings</text:p>
            <text:p text:style-name="P52">var person = "John Doe";</text:p>
            <text:p text:style-name="P24"/>
            <text:p text:style-name="P64">Escape Characters<text:span text:style-name="T123">:</text:span></text:p>
            <text:p text:style-name="P66"/>
            <text:p text:style-name="P70"><text:span text:style-name="T120">\'</text:span><text:span text:style-name="T3"> — </text:span><text:span text:style-name="T19">Одинарная цитата</text:span> </text:p>
            <text:p text:style-name="P70"><text:span text:style-name="T120">\"</text:span><text:span text:style-name="T3"> — </text:span><text:span text:style-name="T19">Двойная цитата</text:span> </text:p>
            <text:p text:style-name="P70"><text:span text:style-name="T120">\\</text:span><text:span text:style-name="T3"> — </text:span><text:span text:style-name="T19">Обратная косая черта</text:span> </text:p>
            <text:p text:style-name="P70"><text:span text:style-name="T120">\b</text:span><text:span text:style-name="T3"> — </text:span><text:span text:style-name="T19">Возврат</text:span> </text:p>
            <text:p text:style-name="P70"><text:span text:style-name="T120">\f</text:span><text:span text:style-name="T3"> — </text:span><text:span text:style-name="T19">Форма подачи</text:span> </text:p>
            <text:p text:style-name="P70"><text:span text:style-name="T120">\n</text:span><text:span text:style-name="T3"> — </text:span><text:span text:style-name="T19">Новая строка</text:span> </text:p>
            <text:p text:style-name="P70"><text:span text:style-name="T120">\r</text:span><text:span text:style-name="T3"> — </text:span><text:span text:style-name="T19">Возврат каретки</text:span> </text:p>
            <text:p text:style-name="P70"><text:span text:style-name="T120">\t</text:span><text:span text:style-name="T3"> — </text:span><text:span text:style-name="T19">Горизонтальный табулятор</text:span> </text:p>
            <text:p text:style-name="P70"><text:span text:style-name="T53">\v</text:span><text:span text:style-name="T20"> — Вертикальный табулятор </text:span></text:p>
            <text:p text:style-name="P46"/>
            <text:p text:style-name="P46"/>
            <text:p text:style-name="P65">Metacharacters:</text:p>
            <text:p text:style-name="P25"/>
            <text:p text:style-name="P25"><text:span text:style-name="T114">.</text:span> <text:s text:c="5"/>— <text:s/>Find a single character, except newline or line terminator</text:p>
            <text:p text:style-name="P25"><text:span text:style-name="T114">\w <text:s text:c="4"/></text:span>— <text:s/>Word character</text:p>
            <text:p text:style-name="P25"><text:span text:style-name="T114">\W</text:span> <text:s text:c="4"/>— <text:s/>Non-word character</text:p>
            <text:p text:style-name="P25"><text:span text:style-name="T114">\d</text:span> <text:s text:c="4"/>— <text:s/>A digit</text:p>
            <text:p text:style-name="P25"><text:span text:style-name="T114">\D</text:span> <text:s text:c="4"/>— <text:s/>A non-digit character</text:p>
            <text:p text:style-name="P25"><text:span text:style-name="T114">\s</text:span> <text:s text:c="4"/>— <text:s/>Whitespace character</text:p>
            <text:p text:style-name="P25"><text:span text:style-name="T114">\S</text:span> <text:s text:c="4"/>— <text:s/>Non-whitespace character</text:p>
            <text:p text:style-name="P25"><text:span text:style-name="T114">\b</text:span> <text:s text:c="4"/>— <text:s/>Find a match at the beginning/end of a word</text:p>
            <text:p text:style-name="P25"><text:span text:style-name="T114">\B</text:span> <text:s text:c="4"/>— <text:s/>A match not at the beginning/end of a word</text:p>
            <text:p text:style-name="P25"><text:span text:style-name="T114">\0</text:span> <text:s text:c="4"/>— <text:s/>NUL character</text:p>
            <text:p text:style-name="P25"><text:span text:style-name="T114">\n</text:span> <text:s text:c="4"/>— <text:s/>A new line character</text:p>
            <text:p text:style-name="P25"><text:span text:style-name="T114">\f</text:span> <text:s text:c="4"/>— <text:s/>Form feed character</text:p>
            <text:p text:style-name="P25"><text:span text:style-name="T114">\r</text:span> <text:s text:c="4"/>— <text:s/>Carriage return character</text:p>
            <text:p text:style-name="P25"><text:span text:style-name="T114">\t</text:span> <text:s text:c="4"/>— <text:s/>Tab character</text:p>
            <text:p text:style-name="P25"><text:span text:style-name="T114">\v</text:span> <text:s text:c="4"/>— <text:s/>Vertical tab character</text:p>
            <text:p text:style-name="P25"><text:span text:style-name="T114">\xxx <text:s text:c="2"/></text:span>— <text:s/>The character specified by an octal number xxx</text:p>
            <text:p text:style-name="P25"><text:span text:style-name="T114">\xdd <text:s text:c="2"/></text:span>— <text:s/>Character specified by a hexadecimal number dd</text:p>
            <text:p text:style-name="P25"><text:span text:style-name="T114">\uxxxx </text:span>— <text:s/>The Unicode character specified by a hexadecimal number xxxx</text:p>
            <text:p text:style-name="P25"/>
            <text:p text:style-name="P65">Quantifiers:</text:p>
            <text:p text:style-name="P65"/>
            <text:p text:style-name="P25"><text:span text:style-name="T114">n+</text:span> <text:s text:c="4"/>— <text:s/>Matches any string that contains at least one n</text:p>
            <text:p text:style-name="P25"><text:span text:style-name="T114">n* <text:s text:c="4"/></text:span>— <text:s/>Any string that contains zero or more occurrences of n</text:p>
            <text:p text:style-name="P25"><text:span text:style-name="T114">n?</text:span> <text:s text:c="4"/>— <text:s/>A string that contains zero or one occurrences of n</text:p>
            <text:p text:style-name="P25"><text:span text:style-name="T114">n{X} <text:s text:c="2"/></text:span>— <text:s/>String that contains a sequence of X n’s</text:p>
            <text:p text:style-name="P25"><text:span text:style-name="T114">n{X,Y}</text:span> — <text:s/>Strings that contains a sequence of X to Y n’s</text:p>
            <text:p text:style-name="P25"><text:span text:style-name="T114">n{X,} <text:s/></text:span>— <text:s/>Matches any string that contains a sequence of at least X n’s</text:p>
            <text:p text:style-name="P25"><text:span text:style-name="T114">n$</text:span> <text:s text:c="4"/>— <text:s/>Any string with n at the end of it</text:p>
            <text:p text:style-name="P25"><text:span text:style-name="T114">^n <text:s text:c="4"/></text:span>— <text:s/>String with n at the beginning of it</text:p>
            <text:p text:style-name="P25"><text:span text:style-name="T114">?=n</text:span> <text:s text:c="3"/>— <text:s/>Any string that is followed by a specific string n</text:p>
            <text:p text:style-name="P25"><text:span text:style-name="T114">?!n <text:s text:c="3"/></text:span>— <text:s/>String that is not followed by a specific string n</text:p>
            <text:p text:style-name="P27"/>
            <text:p text:style-name="P46"/>
            <text:p text:style-name="P46"/>
            <text:p text:style-name="P46"><text:soft-page-break/>Arrays</text:p>
            <text:p text:style-name="P31">var fruit = ["Banana", "Apple", "Pear"];</text:p>
            <text:p text:style-name="P74"><text:span text:style-name="T2">Array Methods</text:span></text:p>
            <text:p text:style-name="P89">Для добавления/удаления элементов:</text:p>
            <text:p text:style-name="P1"><text:span text:style-name="Source_20_Text"><text:span text:style-name="T56">push (...items)</text:span></text:span><text:span text:style-name="T26"> – добавляет элементы в конец,</text:span></text:p>
            <text:p text:style-name="P103"><text:span text:style-name="Source_20_Text"><text:span text:style-name="T56">pop()</text:span></text:span><text:span text:style-name="T26"> – извлекает элемент с конца,</text:span></text:p>
            <text:p text:style-name="P1"><text:span text:style-name="Source_20_Text"><text:span text:style-name="T56">shift()</text:span></text:span><text:span text:style-name="T26"> – извлекает элемент с начала,</text:span></text:p>
            <text:p text:style-name="P1"><text:span text:style-name="Source_20_Text"><text:span text:style-name="T56">unshift(...items)</text:span></text:span><text:span text:style-name="T26"> – добавляет элементы в начало.</text:span></text:p>
            <text:p text:style-name="P1"><text:span text:style-name="Source_20_Text"><text:span text:style-name="T56">splice(pos, deleteCount, ...items)</text:span></text:span><text:span text:style-name="T26"> – начиная с индекса </text:span><text:span text:style-name="Source_20_Text"><text:span text:style-name="T25">pos</text:span></text:span><text:span text:style-name="T26">, удаляет </text:span><text:span text:style-name="Source_20_Text"><text:span text:style-name="T25">deleteCount</text:span></text:span><text:span text:style-name="T26"> элементов и вставляет </text:span><text:span text:style-name="Source_20_Text"><text:span text:style-name="T25">items</text:span></text:span><text:span text:style-name="T26">.</text:span></text:p>
            <text:p text:style-name="P7"><text:span text:style-name="Source_20_Text"><text:span text:style-name="T42">var</text:span></text:span><text:span text:style-name="Source_20_Text"><text:span text:style-name="T87"> myFish = </text:span></text:span><text:span text:style-name="Source_20_Text"><text:span text:style-name="T102">[</text:span></text:span><text:span text:style-name="Source_20_Text"><text:span text:style-name="T111">'angel'</text:span></text:span><text:span text:style-name="Source_20_Text"><text:span text:style-name="T102">,</text:span></text:span><text:span text:style-name="Source_20_Text"><text:span text:style-name="T87"> </text:span></text:span><text:span text:style-name="Source_20_Text"><text:span text:style-name="T111">'clown'</text:span></text:span><text:span text:style-name="Source_20_Text"><text:span text:style-name="T102">,</text:span></text:span><text:span text:style-name="Source_20_Text"><text:span text:style-name="T87"> </text:span></text:span><text:span text:style-name="Source_20_Text"><text:span text:style-name="T111">'mandarin'</text:span></text:span><text:span text:style-name="Source_20_Text"><text:span text:style-name="T102">,</text:span></text:span><text:span text:style-name="Source_20_Text"><text:span text:style-name="T87"> </text:span></text:span><text:span text:style-name="Source_20_Text"><text:span text:style-name="T111">'sturgeon'</text:span></text:span><text:span text:style-name="Source_20_Text"><text:span text:style-name="T102">];</text:span></text:span></text:p>
            <text:p text:style-name="Preformatted_20_Text"><text:span text:style-name="Source_20_Text"><text:span text:style-name="T135">var removed = myFish.splice(2, 0, 'drum');</text:span></text:span></text:p>
            <text:p text:style-name="Preformatted_20_Text"><text:span text:style-name="Source_20_Text"><text:span text:style-name="T135">// myFish равен ["angel", "clown", "drum", "mandarin", "sturgeon"]</text:span></text:span></text:p>
            <text:p text:style-name="Preformatted_20_Text"><text:span text:style-name="Source_20_Text"><text:span text:style-name="T135">// removed равен [], ничего не удалено</text:span></text:span></text:p>
            <text:p text:style-name="Preformatted_20_Text"><text:span text:style-name="Source_20_Text"><text:span text:style-name="T135">var removed = myFish.splice(3, 1);</text:span></text:span></text:p>
            <text:p text:style-name="Preformatted_20_Text"><text:span text:style-name="Source_20_Text"><text:span text:style-name="T135">// removed равен ["mandarin"]</text:span></text:span></text:p>
            <text:p text:style-name="Preformatted_20_Text"><text:span text:style-name="Source_20_Text"><text:span text:style-name="T135">// myFish равен ["angel", "clown", "drum", "sturgeon"]</text:span></text:span></text:p>
            <text:p text:style-name="P1"><text:span text:style-name="Source_20_Text">s</text:span><text:span text:style-name="Source_20_Text"><text:span text:style-name="T56">lice(start, end)</text:span></text:span><text:span text:style-name="T26"> – создаёт новый массив, копируя в него элементы с позиции </text:span><text:span text:style-name="Source_20_Text"><text:span text:style-name="T25">start</text:span></text:span><text:span text:style-name="T26"> до </text:span><text:span text:style-name="Source_20_Text"><text:span text:style-name="T25">end</text:span></text:span><text:span text:style-name="T26"> (не включая </text:span><text:span text:style-name="Source_20_Text"><text:span text:style-name="T25">end</text:span></text:span><text:span text:style-name="T26">).</text:span></text:p>
            <text:p text:style-name="P1"><text:span text:style-name="Source_20_Text"><text:span text:style-name="T56">concat(...items)</text:span></text:span><text:span text:style-name="T26"> – возвращает новый массив: копирует все члены текущего массива и добавляет к нему </text:span><text:span text:style-name="Source_20_Text"><text:span text:style-name="T25">items</text:span></text:span><text:span text:style-name="T26">. Если какой-то из </text:span><text:span text:style-name="Source_20_Text"><text:span text:style-name="T25">items</text:span></text:span><text:span text:style-name="T26"> является массивом, тогда берутся его элементы.</text:span></text:p>
            <text:p text:style-name="P88"/>
            <text:p text:style-name="P100"><text:span text:style-name="T113">Для поиска среди элементов:</text:span></text:p>
            <text:p text:style-name="P100"><text:span text:style-name="Source_20_Text"><text:span text:style-name="T57">indexOf/lastIndexOf(item, pos)</text:span></text:span><text:span text:style-name="Source_20_Text"><text:span text:style-name="T24"> </text:span></text:span><text:span text:style-name="T28">– </text:span><text:span text:style-name="T37">ищет </text:span><text:span text:style-name="Source_20_Text"><text:span text:style-name="T38">item</text:span></text:span><text:span text:style-name="T37">, начиная с позиции </text:span><text:span text:style-name="Source_20_Text"><text:span text:style-name="T38">pos</text:span></text:span><text:span text:style-name="T37">, и возвращает его индекс или </text:span><text:span text:style-name="Source_20_Text"><text:span text:style-name="T38">-1</text:span></text:span><text:span text:style-name="T37">, если ничего не найдено.</text:span></text:p>
            <text:p text:style-name="P1"><text:span text:style-name="Source_20_Text"><text:span text:style-name="T24"><text:s/></text:span></text:span><text:span text:style-name="Source_20_Text"><text:span text:style-name="T57">includes(value) </text:span></text:span><text:span text:style-name="T28">– </text:span><text:span text:style-name="T62">определяет, содержит ли массив определённый элемент, возвращая в зависимости от этого </text:span><text:span text:style-name="Source_20_Text"><text:span text:style-name="T39">true</text:span></text:span><text:span text:style-name="T71"> </text:span><text:span text:style-name="T62">или </text:span><text:span text:style-name="Source_20_Text"><text:span text:style-name="T39">false</text:span></text:span><text:span text:style-name="T62">.</text:span></text:p>
            <text:p text:style-name="P94"><text:span text:style-name="T12">const array1 = [1, 2, 3];<text:line-break/>console.log(array1.includes(2));<text:line-break/>// expected output: true<text:line-break/>const pets = ['cat', 'dog', 'bat'];<text:line-break/>console.log(pets.includes('cat'));<text:line-break/>// expected output: true<text:line-break/>console.log(pets.includes('at'));<text:line-break/>// expected output: false</text:span></text:p>
            <text:p text:style-name="P93"><text:span text:style-name="T17"/></text:p>
            <text:p text:style-name="P1"><text:span text:style-name="Source_20_Text"><text:span text:style-name="T24"><text:s/></text:span></text:span><text:span text:style-name="Source_20_Text"><text:span text:style-name="T57">find/filter(func)</text:span></text:span><text:span text:style-name="T28"> – </text:span><text:span text:style-name="T63">создаёт новый массив со всеми элементами, прошедшими проверку, задаваемую в передаваемой функции.</text:span></text:p>
            <text:p text:style-name="P94"><text:span text:style-name="T12">const words = ['spray', 'limit', 'elite', 'exuberant', 'destruction', 'present'];<text:line-break/>const result = words.filter(word =&gt; word.length &gt; 6);<text:line-break/>console.log(result);<text:line-break/>// expected output: Array ["exuberant", "destruction", "present"]</text:span></text:p>
            <text:p text:style-name="P93"><text:span text:style-name="T17"/></text:p>
            <text:p text:style-name="P2"><text:span text:style-name="Source_20_Text"><text:span text:style-name="T24"><text:s/></text:span></text:span><text:span text:style-name="Source_20_Text"><text:span text:style-name="T58">FindIndex </text:span></text:span><text:span text:style-name="Source_20_Text"><text:span text:style-name="T30">–</text:span></text:span><text:span text:style-name="Source_20_Text"><text:span text:style-name="T58"> </text:span></text:span><text:span text:style-name="T37">похож на </text:span><text:span text:style-name="Source_20_Text"><text:span text:style-name="T61">find</text:span></text:span><text:span text:style-name="T37">, но возвращает индекс вместо значения.</text:span></text:p>
            <text:p text:style-name="P2"><text:span text:style-name="T37"/></text:p>
            <text:p text:style-name="P97">Для перебора элементов:</text:p>
            <text:p text:style-name="P1"><text:span text:style-name="Source_20_Text"><text:span text:style-name="T24"><text:s/></text:span></text:span><text:span text:style-name="Source_20_Text"><text:span text:style-name="T57">forEach(func)</text:span></text:span><text:span text:style-name="T59"> </text:span><text:span text:style-name="T28">– </text:span><text:span text:style-name="T26">вызывает </text:span><text:span text:style-name="Source_20_Text"><text:span text:style-name="T25">func</text:span></text:span><text:span text:style-name="T26"> для каждого элемента. Ничего не возвращает.</text:span></text:p>
            <text:p text:style-name="P94"><text:span text:style-name="T12">const array1 = ['a', 'b', 'c'];<text:line-break/>array1.forEach(element =&gt; console.log(element));<text:line-break/>// expected output: "a"<text:line-break/>// expected output: "b"<text:line-break/>// expected output: "c"</text:span></text:p>
            <text:p text:style-name="P88"/>
            <text:p text:style-name="P97">Для преобразования массива:</text:p>
            <text:p text:style-name="P1"><text:span text:style-name="Source_20_Text"><text:span text:style-name="T57">map(func)</text:span></text:span><text:span text:style-name="T28"> – </text:span><text:span text:style-name="T26">создаёт новый массив из результатов вызова </text:span><text:span text:style-name="Source_20_Text"><text:span text:style-name="T25">func</text:span></text:span><text:span text:style-name="T26"> для каждого элемента.</text:span></text:p>
            <text:p text:style-name="P7"><text:span text:style-name="Source_20_Text"><text:span text:style-name="T34">var</text:span></text:span><text:span text:style-name="Source_20_Text"><text:span text:style-name="T66"> numbers = </text:span></text:span><text:span text:style-name="Source_20_Text"><text:span text:style-name="T97">[</text:span></text:span><text:span text:style-name="Source_20_Text"><text:span text:style-name="T106">1</text:span></text:span><text:span text:style-name="Source_20_Text"><text:span text:style-name="T97">,</text:span></text:span><text:span text:style-name="Source_20_Text"><text:span text:style-name="T66"> </text:span></text:span><text:span text:style-name="Source_20_Text"><text:span text:style-name="T106">4</text:span></text:span><text:span text:style-name="Source_20_Text"><text:span text:style-name="T97">,</text:span></text:span><text:span text:style-name="Source_20_Text"><text:span text:style-name="T66"> </text:span></text:span><text:span text:style-name="Source_20_Text"><text:span text:style-name="T106">9</text:span></text:span><text:span text:style-name="Source_20_Text"><text:span text:style-name="T97">];</text:span></text:span></text:p>
            <text:p text:style-name="Preformatted_20_Text"><text:span text:style-name="Source_20_Text"><text:span text:style-name="T128">var doubles = numbers.map(function(num) {</text:span></text:span></text:p>
            <text:p text:style-name="Preformatted_20_Text"><text:span text:style-name="Source_20_Text"><text:span text:style-name="T128"><text:s text:c="2"/>return num * 2;</text:span></text:span></text:p>
            <text:p text:style-name="Preformatted_20_Text"><text:span text:style-name="Source_20_Text"><text:span text:style-name="T128">});</text:span></text:span></text:p>
            <text:p text:style-name="Preformatted_20_Text"><text:span text:style-name="Source_20_Text"><text:span text:style-name="T128">// теперь doubles равен [2, 8, 18], а numbers всё ещё равен [1, 4, 9]</text:span></text:span></text:p>
            <text:p text:style-name="P95"><text:span text:style-name="T18"/></text:p>
            <text:p text:style-name="P1"><text:span text:style-name="Source_20_Text"><text:span text:style-name="T57">sort(func)</text:span></text:span><text:span text:style-name="T28"> – </text:span><text:span text:style-name="T26">сортирует массив «на месте», а потом возвращает его.</text:span></text:p>
            <text:p text:style-name="P7"><text:span text:style-name="Source_20_Text"><text:span text:style-name="T42">var</text:span></text:span><text:span text:style-name="Source_20_Text"><text:span text:style-name="T87"> fruit = </text:span></text:span><text:span text:style-name="Source_20_Text"><text:span text:style-name="T102">[</text:span></text:span><text:span text:style-name="Source_20_Text"><text:span text:style-name="T111">'арбузы'</text:span></text:span><text:span text:style-name="Source_20_Text"><text:span text:style-name="T102">,</text:span></text:span><text:span text:style-name="Source_20_Text"><text:span text:style-name="T87"> </text:span></text:span><text:span text:style-name="Source_20_Text"><text:span text:style-name="T111">'бананы'</text:span></text:span><text:span text:style-name="Source_20_Text"><text:span text:style-name="T102">,</text:span></text:span><text:span text:style-name="Source_20_Text"><text:span text:style-name="T87"> </text:span></text:span><text:span text:style-name="Source_20_Text"><text:span text:style-name="T111">'Вишня'</text:span></text:span><text:span text:style-name="Source_20_Text"><text:span text:style-name="T102">];</text:span></text:span></text:p>
            <text:p text:style-name="Preformatted_20_Text"><text:span text:style-name="Source_20_Text"><text:span text:style-name="T128">fruit.sort(); // ['Вишня', 'арбузы', 'бананы']</text:span></text:span></text:p>
            <text:p text:style-name="Preformatted_20_Text"><text:span text:style-name="Source_20_Text"><text:span text:style-name="T128">var scores = [1, 2, 10, 21];</text:span></text:span></text:p>
            <text:p text:style-name="Preformatted_20_Text"><text:span text:style-name="Source_20_Text"><text:span text:style-name="T128">scores.sort(); // [1, 10, 2, 21]</text:span></text:span></text:p>
            <text:p text:style-name="Preformatted_20_Text"><text:span text:style-name="Source_20_Text"><text:span text:style-name="T128">var things = ['слово', 'Слово', '1 Слово', '2 Слова'];</text:span></text:span></text:p>
            <text:p text:style-name="Preformatted_20_Text"><text:span text:style-name="Source_20_Text"><text:span text:style-name="T128">things.sort(); // ['1 Слово', '2 Слова', 'Слово', 'слово']</text:span></text:span></text:p>
            <text:p text:style-name="Preformatted_20_Text"><text:span text:style-name="Source_20_Text"><text:span text:style-name="T128">// В Unicode, числа находятся перед буквами в верхнем регистре,</text:span></text:span></text:p>
            <text:p text:style-name="Preformatted_20_Text"><text:span text:style-name="Source_20_Text"><text:span text:style-name="T128">// а те, в свою очередь, перед буквами в нижнем регистре.</text:span></text:span></text:p>
            <text:p text:style-name="Preformatted_20_Text"><text:span text:style-name="Source_20_Text"><text:span text:style-name="T27"/></text:span></text:p>
            <text:p text:style-name="P1"><text:span text:style-name="Source_20_Text"><text:span text:style-name="T56">reverse()</text:span></text:span><text:span text:style-name="T26"> – «на месте» меняет порядок следования элементов на противоположный и возвращает изменённый массив.</text:span></text:p>
            <text:p text:style-name="P1"><text:span text:style-name="Source_20_Text"><text:span text:style-name="T56">split/join</text:span></text:span><text:span text:style-name="T26"> – преобразует строку в массив и обратно.</text:span></text:p>
            <text:p text:style-name="P1"><text:span text:style-name="Source_20_Text"><text:span text:style-name="T56">reduce(func, initial)</text:span></text:span><text:span text:style-name="T26"> – вычисляет одно значение на основе всего массива, вызывая </text:span><text:span text:style-name="Source_20_Text"><text:span text:style-name="T25">func</text:span></text:span><text:span text:style-name="T26"> для каждого элемента и передавая промежуточный результат между вызовами.</text:span></text:p>
            <text:p text:style-name="P96"><text:span text:style-name="T36">const array1 = [1, 2, 3, 4];<text:line-break/>const reducer = (accumulator, currentValue) =&gt; accumulator + currentValue;<text:line-break/>// 1 + 2 + 3 + 4<text:line-break/>console.log(array1.reduce(reducer));<text:line-break/>// expected output: 10<text:line-break/>// 5 + 1 + 2 + 3 + 4<text:line-break/>console.log(array1.reduce(reducer, 5));<text:line-break/>// expected output: 15</text:span></text:p>
            <text:p text:style-name="P96"><text:span text:style-name="T36"/></text:p>
            <text:p text:style-name="P98">Дополнительно:</text:p>
            <text:p text:style-name="P92"><text:span text:style-name="Source_20_Text"><text:span text:style-name="T25"><text:s/></text:span></text:span><text:span text:style-name="Source_20_Text"><text:span text:style-name="T56">Array.isArray(arr)</text:span></text:span><text:span text:style-name="T26"> – проверяет, является ли </text:span><text:span text:style-name="Source_20_Text"><text:span text:style-name="T25">arr</text:span></text:span><text:span text:style-name="T26"> массивом. Обратите внимание, что методы </text:span><text:span text:style-name="Source_20_Text"><text:span text:style-name="T25">sort</text:span></text:span><text:span text:style-name="T26">, </text:span><text:span text:style-name="Source_20_Text"><text:span text:style-name="T25">reverse</text:span></text:span><text:span text:style-name="T26"> и </text:span><text:span text:style-name="Source_20_Text"><text:span text:style-name="T25">splice</text:span></text:span><text:span text:style-name="T26"> изменяют исходный массив. Изученных нами методов достаточно в 99% случаев, но существуют и другие.</text:span></text:p>
            <text:p text:style-name="P100"><text:span text:style-name="T51"><text:s/>arr.some(fn)</text:span><text:span text:style-name="T60">/</text:span><text:a xlink:type="simple" xlink:href="https://developer.mozilla.org/ru/docs/Web/JavaScript/Reference/Global_Objects/Array/every" text:style-name="Internet_20_link" text:visited-style-name="Visited_20_Internet_20_Link"><text:span text:style-name="T51">arr.every(fn)</text:span></text:a><text:span text:style-name="T26"> – проверяет массив. Функция </text:span><text:span text:style-name="Source_20_Text"><text:span text:style-name="T25">fn</text:span></text:span><text:span text:style-name="T26"> вызывается для каждого элемента массива аналогично </text:span><text:span text:style-name="Source_20_Text"><text:span text:style-name="T25">map</text:span></text:span><text:span text:style-name="T26">. Если какие-либо/все результаты вызовов являются </text:span><text:span text:style-name="Source_20_Text"><text:span text:style-name="T25">true</text:span></text:span><text:span text:style-name="T26">, то метод возвращает </text:span><text:span text:style-name="Source_20_Text"><text:span text:style-name="T25">true</text:span></text:span><text:span text:style-name="T26">, иначе </text:span><text:span text:style-name="Source_20_Text"><text:span text:style-name="T25">false</text:span></text:span><text:span text:style-name="T26">.</text:span></text:p>
            <text:p text:style-name="P100"><text:span text:style-name="T51">arr.fill(value, start, end)</text:span><text:span text:style-name="T26"> – заполняет массив повторяющимися </text:span><text:span text:style-name="Source_20_Text"><text:span text:style-name="T25">value</text:span></text:span><text:span text:style-name="T26">, начиная с индекса </text:span><text:span text:style-name="Source_20_Text"><text:span text:style-name="T25">start</text:span></text:span><text:span text:style-name="T26"> до </text:span><text:span text:style-name="Source_20_Text"><text:span text:style-name="T25">end</text:span></text:span><text:span text:style-name="T26">. <text:s text:c="2"/></text:span></text:p>
            <text:p text:style-name="P99"><text:span text:style-name="T51">arr.copyWithin(target, start, end)</text:span><text:span text:style-name="T26"> – копирует свои элементы, начиная со </text:span><text:span text:style-name="Source_20_Text"><text:span text:style-name="T25">start</text:span></text:span><text:span text:style-name="T26"> и заканчивая </text:span><text:span text:style-name="Source_20_Text"><text:span text:style-name="T25">end</text:span></text:span><text:span text:style-name="T26">, в </text:span><text:span text:style-name="Emphasis"><text:span text:style-name="T26">собственную</text:span></text:span><text:span text:style-name="T26"> позицию </text:span><text:span text:style-name="Source_20_Text"><text:span text:style-name="T25">target</text:span></text:span><text:span text:style-name="T26"> (перезаписывает существующие).</text:span></text:p>
            <text:p text:style-name="P41"><text:soft-page-break/>Operators</text:p>
            <text:p text:style-name="P64">Basic Operators<text:span text:style-name="T123">:</text:span></text:p>
            <text:p text:style-name="P64"/>
            <text:p text:style-name="P24"><text:span text:style-name="T114">+ <text:s text:c="3"/></text:span>Addition</text:p>
            <text:p text:style-name="P24"><text:span text:style-name="T114">-</text:span> <text:s text:c="3"/>Subtraction</text:p>
            <text:p text:style-name="P24"><text:span text:style-name="T114">*</text:span> <text:s text:c="3"/>Multiplication</text:p>
            <text:p text:style-name="P24"><text:span text:style-name="T114">/</text:span> <text:s text:c="3"/>Division</text:p>
            <text:p text:style-name="P24"><text:span text:style-name="T114">(..)</text:span> Grouping operator</text:p>
            <text:p text:style-name="P24"><text:span text:style-name="T114">%</text:span> <text:s text:c="3"/>Modulus (remainder)</text:p>
            <text:p text:style-name="P24"><text:span text:style-name="T114">++</text:span> <text:s text:c="2"/>Increment numbers</text:p>
            <text:p text:style-name="P24"><text:span text:style-name="T114">-- <text:s text:c="2"/></text:span>Decrement numbers</text:p>
            <text:p text:style-name="P24"/>
            <text:p text:style-name="P64">Comparison Operators:</text:p>
            <text:p text:style-name="P30"><text:span text:style-name="T114">== <text:s/></text:span>Equal to</text:p>
            <text:p text:style-name="P30"><text:span text:style-name="T114">===</text:span> Equal value and equal type</text:p>
            <text:p text:style-name="P30"><text:span text:style-name="T114">!=</text:span> <text:s/>Not equal</text:p>
            <text:p text:style-name="P30"><text:span text:style-name="T114">!==</text:span> Not equal value or not equal type</text:p>
            <text:p text:style-name="P30"><text:span text:style-name="T114">&gt;</text:span> <text:s text:c="2"/>Greater than</text:p>
            <text:p text:style-name="P30"><text:span text:style-name="T114">&lt;</text:span> <text:s text:c="2"/>Less than</text:p>
            <text:p text:style-name="P30"><text:span text:style-name="T114">&gt;=</text:span> <text:s/>Greater than or equal to</text:p>
            <text:p text:style-name="P30"><text:span text:style-name="T114">&lt;=</text:span> <text:s/>Less than or equal to</text:p>
            <text:p text:style-name="P30"><text:span text:style-name="T114">?</text:span> <text:s text:c="2"/>Ternary operator</text:p>
            <text:p text:style-name="P24"/>
            <text:p text:style-name="P64">Logical Operators<text:span text:style-name="T123">:</text:span></text:p>
            <text:p text:style-name="P24"><text:span text:style-name="T114">&amp;&amp;</text:span> Logical and</text:p>
            <text:p text:style-name="P24"><text:span text:style-name="T114">||</text:span> Logical or</text:p>
            <text:p text:style-name="P24"><text:span text:style-name="T114">!</text:span> <text:s/>Logical not</text:p>
            <text:p text:style-name="P24"/>
            <text:p text:style-name="P64">Bitwise Operators:</text:p>
            <text:p text:style-name="P24"><text:span text:style-name="T114">&amp;</text:span> <text:s text:c="2"/>AND statement</text:p>
            <text:p text:style-name="P24"><text:span text:style-name="T114">|</text:span> <text:s text:c="2"/>OR statement</text:p>
            <text:p text:style-name="P24"><text:span text:style-name="T114">~</text:span> <text:s text:c="2"/>NOT</text:p>
            <text:p text:style-name="P24"><text:span text:style-name="T114">^</text:span> <text:s text:c="2"/>XOR</text:p>
            <text:p text:style-name="P24"><text:span text:style-name="T114">&lt;&lt;</text:span> <text:s/>Left shift</text:p>
            <text:p text:style-name="P24"><text:span text:style-name="T114">&gt;&gt;</text:span> <text:s/>Right shift</text:p>
            <text:p text:style-name="P24"><text:span text:style-name="T114">&gt;&gt;&gt; </text:span>Zero fill right shift</text:p>
            <text:p text:style-name="P24"/>
            <text:p text:style-name="P24"/>
            <text:p text:style-name="P41">Loops </text:p>
            <text:p text:style-name="P41"/>
            <text:p text:style-name="P54">for (before loop; condition for loop; execute after loop) {</text:p>
            <text:p text:style-name="P54">// what to do during the loop</text:p>
            <text:p text:style-name="P54">}</text:p>
            <text:p text:style-name="P54">for</text:p>
            <text:p text:style-name="P37">The most common way to create a loop in Javascript</text:p>
            <text:p text:style-name="P54">while</text:p>
            <text:p text:style-name="P37">Sets up conditions under which a loop executes</text:p>
            <text:p text:style-name="P54">do while</text:p>
            <text:p text:style-name="P37">Similar to the while loop, however, it executes at least once and performs a check at the end to</text:p>
            <text:p text:style-name="P37">see if the condition is met to execute again</text:p>
            <text:p text:style-name="P54">break</text:p>
            <text:p text:style-name="P37">Used to stop and exit the cycle at certain conditions</text:p>
            <text:p text:style-name="P54">continue</text:p>
            <text:p text:style-name="P86"><text:span text:style-name="T48">Skip parts of the cycle if certain conditions are met</text:span></text:p>
            <text:p text:style-name="P41">Regular Expressions</text:p>
            <text:p text:style-name="P64">Pattern Modifiers:</text:p>
            <text:p text:style-name="P24"><text:span text:style-name="T114">e</text:span> — Evaluate replacement</text:p>
            <text:p text:style-name="P24"><text:span text:style-name="T114">i</text:span> — Perform case-insensitive matching</text:p>
            <text:p text:style-name="P24"><text:span text:style-name="T114">g</text:span> — Perform global matching</text:p>
            <text:p text:style-name="P24"><text:span text:style-name="T114">m</text:span> — Perform multiple line matching</text:p>
            <text:p text:style-name="P24"><text:span text:style-name="T114">s</text:span> — Treat strings as single line</text:p>
            <text:p text:style-name="P24"><text:span text:style-name="T114">x</text:span> — Allow comments and whitespace in pattern</text:p>
            <text:p text:style-name="P24"><text:span text:style-name="T114">U</text:span> — Non Greedy pattern</text:p>
            <text:p text:style-name="P24"/>
            <text:p text:style-name="P64">Brackets:</text:p>
            <text:p text:style-name="P30"><text:span text:style-name="T114">[abc]</text:span> <text:s text:c="2"/>Find any of the characters between the brackets</text:p>
            <text:p text:style-name="P30"><text:span text:style-name="T114">[^abc]</text:span> <text:s/>Find any character not in the brackets</text:p>
            <text:p text:style-name="P30"><text:span text:style-name="T114">[0-9] <text:s text:c="2"/></text:span>Used to find any digit from 0 to 9</text:p>
            <text:p text:style-name="P30"><text:span text:style-name="T114">[A-z]</text:span> <text:s text:c="2"/>Find any character from uppercase A to lowercase z</text:p>
            <text:p text:style-name="P85"><text:span text:style-name="T52">(a|b|c)</text:span><text:span text:style-name="T46"> Find any of the alternatives separated with |</text:span></text:p>
          </table:table-cell>
          <table:table-cell table:style-name="Таблица1.B1" office:value-type="string">
            <text:p text:style-name="P49">String Methods</text:p>
            <text:p text:style-name="P14"/>
            <text:p text:style-name="P71"><text:span text:style-name="T116">charAt()</text:span><text:span text:style-name="T3"> - </text:span><text:span text:style-name="T45">возвращает указанный символ из строки</text:span><text:span text:style-name="T15">.</text:span></text:p>
            <text:p text:style-name="P80"><text:span text:style-name="T31">- </text:span><text:span text:style-name="Source_20_Text"><text:span text:style-name="Variable"><text:span text:style-name="T67">str</text:span></text:span></text:span><text:span text:style-name="Source_20_Text"><text:span text:style-name="T68">.charAt(</text:span></text:span><text:span text:style-name="Source_20_Text"><text:span text:style-name="Variable"><text:span text:style-name="T67">index</text:span></text:span></text:span><text:span text:style-name="Source_20_Text"><text:span text:style-name="T68">)</text:span></text:span></text:p>
            <text:p text:style-name="P71"><text:span text:style-name="T15"/></text:p>
            <text:p text:style-name="P71"><text:span text:style-name="T116">charCodeAt()</text:span><text:span text:style-name="T3"> - </text:span><text:span text:style-name="T80">возвращает числовое значение Юникода для символа по указанному индексу (за исключением кодовых точек Юникода, больших 0x10000)</text:span></text:p>
            <text:p text:style-name="P80"><text:span text:style-name="T32">- </text:span><text:span text:style-name="Source_20_Text"><text:span text:style-name="Variable"><text:span text:style-name="T67">str</text:span></text:span></text:span><text:span text:style-name="Source_20_Text"><text:span text:style-name="T67">.charCodeAt(</text:span></text:span><text:span text:style-name="Source_20_Text"><text:span text:style-name="Variable"><text:span text:style-name="T67">index</text:span></text:span></text:span><text:span text:style-name="Source_20_Text"><text:span text:style-name="T67">)</text:span></text:span></text:p>
            <text:p text:style-name="P71"><text:span text:style-name="T3"/></text:p>
            <text:p text:style-name="P72"><text:span text:style-name="T116">concat()</text:span><text:span text:style-name="T3"> - </text:span><text:span text:style-name="T132">возвращает новый массив, состоящий из массива, на котором он был вызван, соединённого с другими массивами </text:span><text:span text:style-name="T81">и/или значениями, переданными в качестве аргументов.</text:span></text:p>
            <text:p text:style-name="P82"><text:span text:style-name="T69">- </text:span><text:span text:style-name="Source_20_Text"><text:span text:style-name="T68">var </text:span></text:span><text:span text:style-name="Source_20_Text"><text:span text:style-name="Variable"><text:span text:style-name="T67">new_array</text:span></text:span></text:span><text:span text:style-name="Source_20_Text"><text:span text:style-name="T68"> = </text:span></text:span><text:span text:style-name="Source_20_Text"><text:span text:style-name="Variable"><text:span text:style-name="T67">old_array</text:span></text:span></text:span><text:span text:style-name="Source_20_Text"><text:span text:style-name="T68">.concat(</text:span></text:span><text:span text:style-name="Source_20_Text"><text:span text:style-name="Variable"><text:span text:style-name="T67">value1</text:span></text:span></text:span><text:span text:style-name="Source_20_Text"><text:span text:style-name="T68">[, </text:span></text:span><text:span text:style-name="Source_20_Text"><text:span text:style-name="Variable"><text:span text:style-name="T67">value2</text:span></text:span></text:span><text:span text:style-name="Source_20_Text"><text:span text:style-name="T68">[, ...[, </text:span></text:span><text:span text:style-name="Source_20_Text"><text:span text:style-name="Variable"><text:span text:style-name="T67">valueN</text:span></text:span></text:span><text:span text:style-name="Source_20_Text"><text:span text:style-name="T68">]]])</text:span></text:span></text:p>
            <text:p text:style-name="P72"><text:span text:style-name="T132"/></text:p>
            <text:p text:style-name="P71"><text:span text:style-name="T116">fromCharCode()</text:span><text:span text:style-name="T3"> - </text:span><text:span text:style-name="T132">возвращает строку, созданную из указанной последовательности значений единиц кода </text:span><text:span text:style-name="T133">UTF-16</text:span><text:span text:style-name="T132">.</text:span></text:p>
            <text:p text:style-name="P80"><text:span text:style-name="T131">- </text:span><text:span text:style-name="Source_20_Text"><text:span text:style-name="T68">String.fromCharCode(</text:span></text:span><text:span text:style-name="Source_20_Text"><text:span text:style-name="Variable"><text:span text:style-name="T67">num1</text:span></text:span></text:span><text:span text:style-name="Source_20_Text"><text:span text:style-name="T68">[, ...[, </text:span></text:span><text:span text:style-name="Source_20_Text"><text:span text:style-name="Variable"><text:span text:style-name="T67">numN</text:span></text:span></text:span><text:span text:style-name="Source_20_Text"><text:span text:style-name="T68">]])</text:span></text:span></text:p>
            <text:p text:style-name="P71"><text:span text:style-name="T132"/></text:p>
            <text:p text:style-name="P80"><text:span text:style-name="T119">indexOf()</text:span><text:span text:style-name="T4"> - </text:span><text:span text:style-name="T64">возвращает индекс перво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88">String</text:span></text:span></text:a><text:span text:style-name="T64">, на котором он был вызван, начиная с индекса </text:span><text:span text:style-name="Source_20_Text"><text:span text:style-name="T129">fromIndex</text:span></text:span><text:span text:style-name="T64">. Возвращает -1, если значение не найдено.</text:span></text:p>
            <text:p text:style-name="P80"><text:span text:style-name="T70">- </text:span><text:span text:style-name="Source_20_Text"><text:span text:style-name="Variable"><text:span text:style-name="T67">str</text:span></text:span></text:span><text:span text:style-name="Source_20_Text"><text:span text:style-name="T67">.indexOf(</text:span></text:span><text:span text:style-name="Source_20_Text"><text:span text:style-name="Variable"><text:span text:style-name="T67">searchValue</text:span></text:span></text:span><text:span text:style-name="Source_20_Text"><text:span text:style-name="T67">, [</text:span></text:span><text:span text:style-name="Source_20_Text"><text:span text:style-name="Variable"><text:span text:style-name="T67">fromIndex</text:span></text:span></text:span><text:span text:style-name="Source_20_Text"><text:span text:style-name="T67">]</text:span></text:span><text:span text:style-name="T70">)</text:span></text:p>
            <text:p text:style-name="P71"><text:span text:style-name="T77"/></text:p>
            <text:p text:style-name="P80"><text:span text:style-name="T119">lastIndexOf()</text:span><text:span text:style-name="T4"> - </text:span><text:span text:style-name="T64">возвращает индекс последне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88">String</text:span></text:span></text:a><text:span text:style-name="T64">, на котором он был вызван, или -1, если ничего не было найдено. Поиск по строке ведётся от конца к началу, начиная с индекса </text:span><text:span text:style-name="Source_20_Text"><text:span text:style-name="T129">fromIndex</text:span></text:span><text:span text:style-name="T64">.</text:span></text:p>
            <text:p text:style-name="P80"><text:span text:style-name="T70">- </text:span><text:span text:style-name="Source_20_Text"><text:span text:style-name="Variable"><text:span text:style-name="T67">str</text:span></text:span></text:span><text:span text:style-name="Source_20_Text"><text:span text:style-name="T67">.lastIndexOf(</text:span></text:span><text:span text:style-name="Source_20_Text"><text:span text:style-name="Variable"><text:span text:style-name="T67">searchValue</text:span></text:span></text:span><text:span text:style-name="Source_20_Text"><text:span text:style-name="T67">[, </text:span></text:span><text:span text:style-name="Source_20_Text"><text:span text:style-name="Variable"><text:span text:style-name="T67">fromIndex</text:span></text:span></text:span><text:span text:style-name="Source_20_Text"><text:span text:style-name="T67">])</text:span></text:span></text:p>
            <text:p text:style-name="P71"><text:span text:style-name="T77"/></text:p>
            <text:p text:style-name="P80"><text:span text:style-name="T119">match()</text:span><text:span text:style-name="T4"> - </text:span><text:span text:style-name="T64">возвращает получившиеся совпадения при сопоставлении </text:span><text:span text:style-name="Emphasis"><text:span text:style-name="T126">строки</text:span></text:span><text:span text:style-name="T72"> </text:span><text:span text:style-name="T64">с </text:span><text:span text:style-name="Emphasis"><text:span text:style-name="T126">регулярным выражением</text:span></text:span><text:span text:style-name="T64">.</text:span></text:p>
            <text:p text:style-name="P80"><text:span text:style-name="T70">- </text:span><text:span text:style-name="Source_20_Text"><text:span text:style-name="Variable"><text:span text:style-name="T67">str</text:span></text:span></text:span><text:span text:style-name="Source_20_Text"><text:span text:style-name="T67">.match(</text:span></text:span><text:span text:style-name="Source_20_Text"><text:span text:style-name="Variable"><text:span text:style-name="T67">regexp</text:span></text:span></text:span><text:span text:style-name="Source_20_Text"><text:span text:style-name="T67">)</text:span></text:span></text:p>
            <text:p text:style-name="P78"><text:span text:style-name="T76"/></text:p>
            <text:p text:style-name="P80"><text:span text:style-name="T119">replace()</text:span><text:span text:style-name="T4"> - </text:span><text:span text:style-name="T64">возвращает новую строку с некоторыми или всеми сопоставлениями с шаблоном, заменёнными на заменитель. Шаблон может быть строкой или </text:span><text:a xlink:type="simple" xlink:href="https://developer.mozilla.org/ru/docs/Web/JavaScript/Reference/Global_Objects/RegExp" text:style-name="Internet_20_link" text:visited-style-name="Visited_20_Internet_20_Link"><text:span text:style-name="T90">регулярным выражением</text:span></text:a><text:span text:style-name="T64">, а заменитель может быть строкой или функцией, вызываемой при каждом сопоставлении.</text:span></text:p>
            <text:p text:style-name="P80"><text:span text:style-name="T70">- </text:span><text:span text:style-name="Source_20_Text"><text:span text:style-name="Variable"><text:span text:style-name="T67">str</text:span></text:span></text:span><text:span text:style-name="Source_20_Text"><text:span text:style-name="T67">.replace(</text:span></text:span><text:span text:style-name="Source_20_Text"><text:span text:style-name="Variable"><text:span text:style-name="T67">regexp</text:span></text:span></text:span><text:span text:style-name="Source_20_Text"><text:span text:style-name="T67">|</text:span></text:span><text:span text:style-name="Source_20_Text"><text:span text:style-name="Variable"><text:span text:style-name="T67">substr</text:span></text:span></text:span><text:span text:style-name="Source_20_Text"><text:span text:style-name="T67">, </text:span></text:span><text:span text:style-name="Source_20_Text"><text:span text:style-name="Variable"><text:span text:style-name="T67">newSubStr</text:span></text:span></text:span><text:span text:style-name="Source_20_Text"><text:span text:style-name="T67">|</text:span></text:span><text:span text:style-name="Source_20_Text"><text:span text:style-name="Variable"><text:span text:style-name="T67">function</text:span></text:span></text:span><text:span text:style-name="Source_20_Text"><text:span text:style-name="T67">[, </text:span></text:span><text:span text:style-name="Source_20_Text"><text:span text:style-name="Variable"><text:span text:style-name="T67">flags</text:span></text:span></text:span><text:span text:style-name="Source_20_Text"><text:span text:style-name="T67">])</text:span></text:span></text:p>
            <text:p text:style-name="P71"/>
            <text:p text:style-name="P80"><text:span text:style-name="T119">search()</text:span><text:span text:style-name="T4"> - </text:span><text:span text:style-name="T64">выполняет поиск сопоставления между регулярным выражением и этим объектом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88">String</text:span></text:span></text:a><text:span text:style-name="T64">.</text:span></text:p>
            <text:p text:style-name="P80"><text:span text:style-name="T128">- </text:span><text:span text:style-name="Source_20_Text"><text:span text:style-name="Variable"><text:span text:style-name="T67">str</text:span></text:span></text:span><text:span text:style-name="Source_20_Text"><text:span text:style-name="T67">.replace(</text:span></text:span><text:span text:style-name="Source_20_Text"><text:span text:style-name="Variable"><text:span text:style-name="T67">regexp</text:span></text:span></text:span><text:span text:style-name="Source_20_Text"><text:span text:style-name="T67">|</text:span></text:span><text:span text:style-name="Source_20_Text"><text:span text:style-name="Variable"><text:span text:style-name="T67">substr</text:span></text:span></text:span><text:span text:style-name="Source_20_Text"><text:span text:style-name="T67">, </text:span></text:span><text:span text:style-name="Source_20_Text"><text:span text:style-name="Variable"><text:span text:style-name="T67">newSubStr</text:span></text:span></text:span><text:span text:style-name="Source_20_Text"><text:span text:style-name="T67">|</text:span></text:span><text:span text:style-name="Source_20_Text"><text:span text:style-name="Variable"><text:span text:style-name="T67">function</text:span></text:span></text:span><text:span text:style-name="Source_20_Text"><text:span text:style-name="T67">[, </text:span></text:span><text:span text:style-name="Source_20_Text"><text:span text:style-name="Variable"><text:span text:style-name="T67">flags</text:span></text:span></text:span><text:span text:style-name="Source_20_Text"><text:span text:style-name="T67">])</text:span></text:span></text:p>
            <text:p text:style-name="P78"/>
            <text:p text:style-name="P73"><text:span text:style-name="T116">slice()</text:span><text:span text:style-name="T3"> - </text:span><text:span text:style-name="T75"><text:s/></text:span><text:span text:style-name="T77">извлекает часть строки и возвращает новую строку без изменения оригинальной строки.</text:span></text:p>
            <text:p text:style-name="P81"><text:span text:style-name="Source_20_Text"><text:span text:style-name="Variable"><text:span text:style-name="T33">- str</text:span></text:span></text:span><text:span text:style-name="Source_20_Text"><text:span text:style-name="T33">.slice(</text:span></text:span><text:span text:style-name="Source_20_Text"><text:span text:style-name="Variable"><text:span text:style-name="T33">beginIndex</text:span></text:span></text:span><text:span text:style-name="Source_20_Text"><text:span text:style-name="T33">[, </text:span></text:span><text:span text:style-name="Source_20_Text"><text:span text:style-name="Variable"><text:span text:style-name="T33">endIndex</text:span></text:span></text:span><text:span text:style-name="Source_20_Text"><text:span text:style-name="T33">])</text:span></text:span></text:p>
            <text:p text:style-name="P81"><text:span text:style-name="Source_20_Text"><text:span text:style-name="T33"/></text:span></text:p>
            <text:p text:style-name="P80"><text:span text:style-name="T119">split()</text:span><text:span text:style-name="T4"> - </text:span><text:span text:style-name="T64">разбивает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88">String</text:span></text:span></text:a><text:span text:style-name="T72"> </text:span><text:span text:style-name="T64">на массив строк путём разделения строки указанной подстрокой.</text:span></text:p>
            <text:p text:style-name="P80"><text:span text:style-name="T70">- </text:span><text:span text:style-name="Source_20_Text"><text:span text:style-name="Variable"><text:span text:style-name="T67">str</text:span></text:span></text:span><text:span text:style-name="Source_20_Text"><text:span text:style-name="T67">.split([</text:span></text:span><text:span text:style-name="Source_20_Text"><text:span text:style-name="Variable"><text:span text:style-name="T67">separator</text:span></text:span></text:span><text:span text:style-name="Source_20_Text"><text:span text:style-name="T67">[, </text:span></text:span><text:span text:style-name="Source_20_Text"><text:span text:style-name="Variable"><text:span text:style-name="T67">limit</text:span></text:span></text:span><text:span text:style-name="Source_20_Text"><text:span text:style-name="T67">]])</text:span></text:span></text:p>
            <text:p text:style-name="P71"><text:span text:style-name="T77"/></text:p>
            <text:p text:style-name="P71"><text:span text:style-name="T116">substr()</text:span><text:span text:style-name="T3"> - </text:span><text:span text:style-name="T77">возвращает указанное количество символов из строки, начиная с указанной позиции.</text:span> </text:p>
            <text:p text:style-name="P80"><text:span text:style-name="T6">- </text:span><text:span text:style-name="Source_20_Text"><text:span text:style-name="Variable"><text:span text:style-name="T67">str</text:span></text:span></text:span><text:span text:style-name="Source_20_Text"><text:span text:style-name="T67">.substr(</text:span></text:span><text:span text:style-name="Source_20_Text"><text:span text:style-name="Variable"><text:span text:style-name="T67">start</text:span></text:span></text:span><text:span text:style-name="Source_20_Text"><text:span text:style-name="T67">[, </text:span></text:span><text:span text:style-name="Source_20_Text"><text:span text:style-name="Variable"><text:span text:style-name="T67">length</text:span></text:span></text:span><text:span text:style-name="Source_20_Text"><text:span text:style-name="T67">])</text:span></text:span></text:p>
            <text:p text:style-name="P26"/>
            <text:p text:style-name="P71"><text:span text:style-name="T116">substring()</text:span><text:span text:style-name="T3"> - </text:span><text:span text:style-name="T77">возвращает подстроку строки между двумя индексами, или от одного индекса и до конца строки.</text:span> </text:p>
            <text:p text:style-name="P80"><text:span text:style-name="T6">- </text:span><text:span text:style-name="Source_20_Text"><text:span text:style-name="Variable"><text:span text:style-name="T67">str</text:span></text:span></text:span><text:span text:style-name="Source_20_Text"><text:span text:style-name="T67">.substring(</text:span></text:span><text:span text:style-name="Source_20_Text"><text:span text:style-name="Variable"><text:span text:style-name="T67">indexA</text:span></text:span></text:span><text:span text:style-name="Source_20_Text"><text:span text:style-name="T67">[, </text:span></text:span><text:span text:style-name="Source_20_Text"><text:span text:style-name="Variable"><text:span text:style-name="T67">indexB</text:span></text:span></text:span><text:span text:style-name="Source_20_Text"><text:span text:style-name="T67">])</text:span></text:span></text:p>
            <text:p text:style-name="P26"/>
            <text:p text:style-name="P71"><text:span text:style-name="T116">toLowerCase()</text:span><text:span text:style-name="T3"> - </text:span><text:span text:style-name="T77">возвращает значение строки, на которой он был вызван, преобразованное в нижний регистр.</text:span> </text:p>
            <text:p text:style-name="P80"><text:span text:style-name="T6">- </text:span><text:span text:style-name="Source_20_Text"><text:span text:style-name="Variable"><text:span text:style-name="T67">str</text:span></text:span></text:span><text:span text:style-name="Source_20_Text"><text:span text:style-name="T67">.toLowerCase()</text:span></text:span></text:p>
            <text:p text:style-name="P26"/>
            <text:p text:style-name="P71"><text:span text:style-name="T116">toUpperCase()</text:span><text:span text:style-name="T3"> - </text:span><text:span text:style-name="T77">возвращает значение строки, на которой он был вызван, преобразованное в верхний регистр.</text:span></text:p>
            <text:p text:style-name="P5"><text:span text:style-name="Variable"><text:span text:style-name="Source_20_Text"><text:span text:style-name="Variable"><text:span text:style-name="T67">- </text:span></text:span></text:span></text:span><text:span text:style-name="Variable"><text:span text:style-name="Source_20_Text"><text:span text:style-name="T67">str</text:span></text:span></text:span><text:span text:style-name="Source_20_Text"><text:span text:style-name="T67">.toUpperCase()</text:span></text:span></text:p>
            <text:p text:style-name="P26"/>
            <text:p text:style-name="P80"><text:span text:style-name="T119">valueOf()</text:span><text:span text:style-name="T4"> - </text:span><text:span text:style-name="T64">возвращает примитивное значение объекта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88">String</text:span></text:span></text:a><text:span text:style-name="T64">.</text:span></text:p>
            <text:p text:style-name="P80"><text:span text:style-name="T9">- </text:span><text:span text:style-name="Source_20_Text"><text:span text:style-name="Variable"><text:span text:style-name="T67">str</text:span></text:span></text:span><text:span text:style-name="Source_20_Text"><text:span text:style-name="T67">.valueOf()</text:span></text:span></text:p>
            <text:p text:style-name="P38"/>
            <text:p text:style-name="P38"/>
            <text:p text:style-name="P38"/>
            <text:p text:style-name="P38"/>
            <text:p text:style-name="P4"><text:span text:style-name="T43">Есть три типа кавычек. Строки, использующие обратные кавычки, могут занимать более одной строки в коде и включать выражения </text:span><text:span text:style-name="Source_20_Text"><text:span text:style-name="T44">${…}</text:span></text:span><text:span text:style-name="T43">.</text:span></text:p>
            <text:p text:style-name="P4"><text:span text:style-name="T43">Строки в JavaScript кодируются в UTF-16.Есть специальные символы, такие как </text:span><text:span text:style-name="Source_20_Text"><text:span text:style-name="T44">\n</text:span></text:span><text:span text:style-name="T43">, и можно добавить символ по его юникодному коду, используя </text:span><text:span text:style-name="Source_20_Text"><text:span text:style-name="T44">\u…</text:span></text:span><text:span text:style-name="T43">.</text:span></text:p>
            <text:p text:style-name="P4"><text:span text:style-name="T43">Для получения символа используйте </text:span><text:span text:style-name="Source_20_Text"><text:span text:style-name="T44">[]</text:span></text:span><text:span text:style-name="T43">.</text:span></text:p>
            <text:p text:style-name="P4"><text:span text:style-name="T43">Для получения подстроки используйте </text:span><text:span text:style-name="Source_20_Text"><text:span text:style-name="T44">slice</text:span></text:span><text:span text:style-name="T43"> или </text:span><text:span text:style-name="Source_20_Text"><text:span text:style-name="T44">substring</text:span></text:span><text:span text:style-name="T43">.</text:span></text:p>
            <text:p text:style-name="P4"><text:span text:style-name="T43">Для того, чтобы перевести строку в нижний или верхний регистр, используйте </text:span><text:span text:style-name="Source_20_Text"><text:span text:style-name="T44">toLowerCase/toUpperCase</text:span></text:span><text:span text:style-name="T43">.</text:span></text:p>
            <text:p text:style-name="P4"><text:span text:style-name="T43">Для поиска подстроки используйте </text:span><text:span text:style-name="Source_20_Text"><text:span text:style-name="T44">indexOf</text:span></text:span><text:span text:style-name="T43"> или </text:span><text:span text:style-name="Source_20_Text"><text:span text:style-name="T44">includes/startsWith/endsWith</text:span></text:span><text:span text:style-name="T43">, когда надо только проверить, есть ли вхождение.</text:span></text:p>
            <text:p text:style-name="P4"><text:span text:style-name="T43">Чтобы сравнить строки с учётом правил языка, используйте </text:span><text:span text:style-name="Source_20_Text"><text:span text:style-name="T44">localeCompare</text:span></text:span><text:span text:style-name="T43">.</text:span></text:p>
            <text:p text:style-name="P102">Строки также имеют ещё кое-какие полезные методы:</text:p>
            <text:p text:style-name="P3"><text:span text:style-name="Source_20_Text"><text:span text:style-name="T44"><text:s/></text:span></text:span><text:span text:style-name="Source_20_Text"><text:span text:style-name="T57">str.trim()</text:span></text:span><text:span text:style-name="T43"> — убирает пробелы в начале и конце строки.</text:span></text:p>
            <text:p text:style-name="P3"><text:span text:style-name="Source_20_Text"><text:span text:style-name="T44"><text:s/></text:span></text:span><text:span text:style-name="Source_20_Text"><text:span text:style-name="T57">str.repeat(n)</text:span></text:span><text:span text:style-name="T43"> — повторяет строку </text:span><text:span text:style-name="Source_20_Text"><text:span text:style-name="T44">n</text:span></text:span><text:span text:style-name="T43"> раз.</text:span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Functions</text:p>
            <text:p text:style-name="P42"/>
            <text:p text:style-name="P55">function name(parameter1, parameter2, parameter3) {</text:p>
            <text:p text:style-name="P55">// what the function does</text:p>
            <text:p text:style-name="P55">}</text:p>
            <text:p text:style-name="P55"/>
            <text:p text:style-name="P67"><text:span text:style-name="T121">Outputting Data</text:span><text:span text:style-name="T122">:</text:span></text:p>
            <text:p text:style-name="P60"/>
            <text:p text:style-name="P76"><text:span text:style-name="T115">alert() - </text:span><text:span text:style-name="T82">показывает диалоговое окно с опциональным (необязательным) сообщением и кнопкой OK.</text:span></text:p>
            <text:p text:style-name="P68"><text:span text:style-name="T32">- </text:span><text:span text:style-name="T70">alert(</text:span><text:span text:style-name="Emphasis"><text:span text:style-name="T70">message</text:span></text:span><text:span text:style-name="T70">);</text:span></text:p>
            <text:p text:style-name="P76"><text:span text:style-name="T16"/></text:p>
            <text:p text:style-name="P76"><text:span text:style-name="T115">confirm() - </text:span><text:span text:style-name="T82">отображает диалоговое окно, которое содержит две кнопки (OK и Cancel), а так же опциональное (необязательное) текстовое сообщение.</text:span><text:span text:style-name="T2"> </text:span></text:p>
            <text:p text:style-name="P68"><text:span text:style-name="T6">- </text:span><text:span text:style-name="T70">confirm(</text:span><text:span text:style-name="Emphasis"><text:span text:style-name="T70">message</text:span></text:span><text:span text:style-name="T70">);</text:span></text:p>
            <text:p text:style-name="P76"><text:span text:style-name="T2"/></text:p>
            <text:p text:style-name="P77"><text:span text:style-name="T115">console.log() - </text:span><text:span text:style-name="T82">Выводит сообщение в веб-консоль.</text:span></text:p>
            <text:p text:style-name="P69"><text:span text:style-name="T70">- console.log(</text:span><text:span text:style-name="Emphasis"><text:span text:style-name="T70">obj1</text:span></text:span><text:span text:style-name="T70"> [, </text:span><text:span text:style-name="Emphasis"><text:span text:style-name="T70">obj2</text:span></text:span><text:span text:style-name="T70">, ..., </text:span><text:span text:style-name="Emphasis"><text:span text:style-name="T70">objN</text:span></text:span><text:span text:style-name="T70">])</text:span></text:p>
            <text:p text:style-name="P69"><text:span text:style-name="T70">- console.log(</text:span><text:span text:style-name="Emphasis"><text:span text:style-name="T70">msg</text:span></text:span><text:span text:style-name="T70"> [, </text:span><text:span text:style-name="Emphasis"><text:span text:style-name="T70">subst1</text:span></text:span><text:span text:style-name="T70">, ..., </text:span><text:span text:style-name="Emphasis"><text:span text:style-name="T70">substN</text:span></text:span><text:span text:style-name="T70">]);</text:span></text:p>
            <text:p text:style-name="P77"><text:span text:style-name="T2"/></text:p>
            <text:p text:style-name="P68"><text:span text:style-name="T118">document.write() - </text:span><text:span text:style-name="T29">Пишет строку в поток документа, открытый с помощью </text:span><text:a xlink:type="simple" xlink:href="https://developer.mozilla.org/en-US/docs/Web/API/document.open" text:style-name="Internet_20_link" text:visited-style-name="Visited_20_Internet_20_Link"><text:span text:style-name="T11">document.open()</text:span></text:a><text:span text:style-name="T29">.</text:span></text:p>
            <text:p text:style-name="P68"><text:span text:style-name="T32">- </text:span><text:span text:style-name="Source_20_Text"><text:span text:style-name="T33">document.write(разметка);</text:span></text:span></text:p>
            <text:p text:style-name="P76"><text:span text:style-name="T16"/></text:p>
            <text:p text:style-name="P76"><text:span text:style-name="T115">prompt() - </text:span><text:span text:style-name="T82">отображает диалоговое окно с необязательным запросом на ввод текста.</text:span><text:span text:style-name="T2"> </text:span></text:p>
            <text:p text:style-name="P68"><text:span text:style-name="T6">- </text:span><text:span text:style-name="T70">prompt(</text:span><text:span text:style-name="Emphasis"><text:span text:style-name="T70">message</text:span></text:span><text:span text:style-name="T70">, </text:span><text:span text:style-name="Emphasis"><text:span text:style-name="T70">default</text:span></text:span><text:span text:style-name="T70">);</text:span></text:p>
            <text:p text:style-name="P19"/>
            <text:p text:style-name="P60">Global Functions:</text:p>
            <text:p text:style-name="P60"/>
            <text:p text:style-name="P68"><text:span text:style-name="T118">decodeURI() - </text:span><text:span text:style-name="T65">декодирует унифицированный идентификатор ресурса</text:span><text:span text:style-name="T73"> </text:span><text:span text:style-name="T65">(URI), созданный при помощи метода </text:span><text:a xlink:type="simple" xlink:href="https://developer.mozilla.org/ru/docs/Web/JavaScript/Reference/Global_Objects/encodeURI" text:style-name="Internet_20_link" text:visited-style-name="Visited_20_Internet_20_Link"><text:span text:style-name="Source_20_Text"><text:span text:style-name="T89">encodeURI</text:span></text:span></text:a><text:span text:style-name="T73"> </text:span><text:span text:style-name="T65">или другой подобной процедуры.</text:span></text:p>
            <text:p text:style-name="P68"><text:span text:style-name="T32">- </text:span><text:span text:style-name="Source_20_Text"><text:span text:style-name="T67">decodeURI(</text:span></text:span><text:span text:style-name="Source_20_Text"><text:span text:style-name="Emphasis"><text:span text:style-name="T67">encodedURI</text:span></text:span></text:span><text:span text:style-name="Source_20_Text"><text:span text:style-name="T67">)</text:span></text:span></text:p>
            <text:p text:style-name="P76"><text:span text:style-name="T16"/></text:p>
            <text:p text:style-name="P76"><text:span text:style-name="T16"/></text:p>
            <text:p text:style-name="P68"><text:span text:style-name="T118">decodeURIComponent() - </text:span><text:span text:style-name="T65">декодирует управляющие последовательности символов в компоненте Uniform Resource Identifier (URI), созданные с помощью метода </text:span><text:a xlink:type="simple" xlink:href="https://developer.mozilla.org/ru/docs/Web/JavaScript/Reference/Global_Objects/encodeURIComponent" text:style-name="Internet_20_link" text:visited-style-name="Visited_20_Internet_20_Link"><text:span text:style-name="Source_20_Text"><text:span text:style-name="T89">encodeURIComponent</text:span></text:span></text:a><text:span text:style-name="T73"> </text:span><text:span text:style-name="T65">или другой подобной процедуры.</text:span></text:p>
            <text:p text:style-name="P68"><text:span text:style-name="T32">- </text:span><text:span text:style-name="Source_20_Text"><text:span text:style-name="T67">decodeURIComponent(</text:span></text:span><text:span text:style-name="Source_20_Text"><text:span text:style-name="Emphasis"><text:span text:style-name="T67">encodedURI</text:span></text:span></text:span><text:span text:style-name="Source_20_Text"><text:span text:style-name="T67">)</text:span></text:span></text:p>
            <text:p text:style-name="P76"><text:span text:style-name="T16"/></text:p>
            <text:p text:style-name="P76"><text:span text:style-name="T115">encodeURI() </text:span><text:span text:style-name="T1">- </text:span><text:span text:style-name="T77">кодирует универсальный идентификатор ресурса (URI), замещая некоторые символы на одну, две, три или четыре управляющие последовательности, представляющие UTF-8 кодировку символа (четыре управляющие последовательности будут использованы только для символов, состоящих из двух «суррогатных» символов</text:span><text:span text:style-name="T21">).</text:span></text:p>
            <text:p text:style-name="P68"><text:span text:style-name="T40">- </text:span><text:span text:style-name="Source_20_Text"><text:span text:style-name="T74">encodeURI(</text:span></text:span><text:span text:style-name="Source_20_Text"><text:span text:style-name="Emphasis"><text:span text:style-name="T74">URI</text:span></text:span></text:span><text:span text:style-name="Source_20_Text"><text:span text:style-name="T74">)</text:span></text:span></text:p>
            <text:p text:style-name="P76"><text:span text:style-name="T21"/></text:p>
            <text:p text:style-name="P76"><text:span text:style-name="T117">encodeURIComponent() - </text:span><text:span text:style-name="T79">метод, кодирующий компонент универсального идентификатора ресурса (URI) заменой каждой определенной последовательности символов одной, двумя, тремя или четырьмя последовательностями символов, представленных в кодировке UTF-8 <text:s/>(будет только 4 управляющих последовательности для символов, состоящих из 2 "суррогатных" символов).</text:span></text:p>
            <text:p text:style-name="P79"><text:span text:style-name="T13">- encodeURIComponent(str)</text:span></text:p>
            <text:p text:style-name="P76"><text:span text:style-name="T14"/></text:p>
            <text:p text:style-name="P76"><text:span text:style-name="T115">eval() - </text:span><text:span text:style-name="T82">выполняет JavaScript код, представленный строкой.</text:span></text:p>
            <text:p text:style-name="P6"><text:span text:style-name="Source_20_Text"><text:span text:style-name="T67">- </text:span></text:span><text:span text:style-name="Source_20_Text"><text:span text:style-name="T67">eval(</text:span></text:span><text:span text:style-name="Source_20_Text"><text:span text:style-name="Emphasis"><text:span text:style-name="T67">string</text:span></text:span></text:span><text:span text:style-name="Source_20_Text"><text:span text:style-name="T67">)</text:span></text:span></text:p>
            <text:p text:style-name="P76"><text:span text:style-name="T82"/></text:p>
            <text:p text:style-name="P76"><text:span text:style-name="T115">isFinite() - </text:span><text:span text:style-name="T82">функция определяет, является ли переданное значение конечным числом. Если необходимо, параметр сначала преобразуется в число.</text:span></text:p>
            <text:p text:style-name="P68"><text:span text:style-name="T32">- </text:span><text:span text:style-name="T70">isFinite(</text:span><text:span text:style-name="Emphasis"><text:span text:style-name="T70">testValue</text:span></text:span><text:span text:style-name="T70">)</text:span></text:p>
            <text:p text:style-name="P76"><text:span text:style-name="T16"/></text:p>
            <text:p text:style-name="P68"><text:span text:style-name="T118">isNaN() - </text:span><text:span text:style-name="T65">определяет является ли литерал или переменная нечисловым значением (</text:span><text:a xlink:type="simple" xlink:href="https://developer.mozilla.org/ru/docs/Web/JavaScript/Reference/Global_Objects/NaN" text:style-name="Internet_20_link" text:visited-style-name="Visited_20_Internet_20_Link"><text:span text:style-name="Source_20_Text"><text:span text:style-name="T89">NaN</text:span></text:span></text:a><text:span text:style-name="T65">) или нет.</text:span><text:span text:style-name="T5"> </text:span></text:p>
            <text:p text:style-name="P68"><text:span text:style-name="T6">- </text:span><text:span text:style-name="Source_20_Text"><text:span text:style-name="T67">isNaN(</text:span></text:span><text:span text:style-name="Source_20_Text"><text:span text:style-name="Emphasis"><text:span text:style-name="T67">значение</text:span></text:span></text:span><text:span text:style-name="Source_20_Text"><text:span text:style-name="T67">)</text:span></text:span></text:p>
            <text:p text:style-name="P76"><text:span text:style-name="T2"/></text:p>
            <text:p text:style-name="P68"><text:span text:style-name="T118">Number() - </text:span><text:span text:style-name="T65">является объектом-обёрткой, позволяющей вам работать с числовыми значениями. Объект </text:span><text:span text:style-name="Source_20_Text"><text:span text:style-name="T7">Number</text:span></text:span><text:span text:style-name="T73"> </text:span><text:span text:style-name="T65">создаётся через конструктор </text:span><text:span text:style-name="Source_20_Text"><text:span text:style-name="T7">Number()</text:span></text:span><text:span text:style-name="T65">.</text:span><text:span text:style-name="T5"> </text:span></text:p>
            <text:p text:style-name="P68"><text:span text:style-name="T6">- </text:span><text:span text:style-name="T70">var </text:span><text:span text:style-name="Emphasis"><text:span text:style-name="T70">a</text:span></text:span><text:span text:style-name="T70"> = new Number('123'); // a === 123 is false</text:span></text:p>
            <text:p text:style-name="P76"><text:span text:style-name="T2"/></text:p>
            <text:p text:style-name="P76"><text:span text:style-name="T115">parseFloat() - </text:span><text:span text:style-name="T82">принимает строку в качестве аргумента и возвращает десятичное число (число с плавающей точкой)</text:span><text:span text:style-name="T16">.</text:span></text:p>
            <text:p text:style-name="P68"><text:span text:style-name="T32">- </text:span><text:span text:style-name="T70">parseFloat(</text:span><text:span text:style-name="Emphasis"><text:span text:style-name="T70">строка</text:span></text:span><text:span text:style-name="T70">)</text:span></text:p>
            <text:p text:style-name="P76"><text:span text:style-name="T16"/></text:p>
            <text:p text:style-name="P76"><text:span text:style-name="T115">parseInt() - </text:span><text:span text:style-name="T80">принимает строку в качестве аргумента и возвращает целое число в соответствии с указанным основанием системы счисления.</text:span></text:p>
            <text:p text:style-name="P68"><text:span text:style-name="T32">- </text:span><text:span text:style-name="T70">parseInt(</text:span><text:span text:style-name="Emphasis"><text:span text:style-name="T70">string</text:span></text:span><text:span text:style-name="T70">, </text:span><text:span text:style-name="Emphasis"><text:span text:style-name="T70">radix</text:span></text:span><text:span text:style-name="T70">)</text:span></text:p>
            <text:p text:style-name="P24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50"><text:soft-page-break/>Numbers and Math</text:p>
            <text:p text:style-name="P50"/>
            <text:p text:style-name="P63">Number Properties:</text:p>
            <text:p text:style-name="P63"/>
            <text:p text:style-name="P13">MAX_VALUE</text:p>
            <text:p text:style-name="P22">The maximum numeric value representable in JavaScript</text:p>
            <text:p text:style-name="P13">MIN_VALUE</text:p>
            <text:p text:style-name="P22">Smallest positive numeric value representable in JavaScript</text:p>
            <text:p text:style-name="P13">NaN</text:p>
            <text:p text:style-name="P22">The “Not-a-Number” value</text:p>
            <text:p text:style-name="P13">NEGATIVE_INFINITY</text:p>
            <text:p text:style-name="P22">The negative Infinity value</text:p>
            <text:p text:style-name="P13">POSITIVE_INFINITY</text:p>
            <text:p text:style-name="P22">Positive Infinity value</text:p>
            <text:p text:style-name="P13">Number Methods</text:p>
            <text:p text:style-name="P13">toExponential()</text:p>
            <text:p text:style-name="P22">Returns a string with a rounded number written as exponential notation</text:p>
            <text:p text:style-name="P13">toFixed()</text:p>
            <text:p text:style-name="P22">Returns the string of a number with a specified number of decimals</text:p>
            <text:p text:style-name="P22">WebsiteSetup.org - Beginner’s Javascript Cheat Sheet 10</text:p>
            <text:p text:style-name="P13">toPrecision()</text:p>
            <text:p text:style-name="P22">String of a number written with a specified length</text:p>
            <text:p text:style-name="P13">toString()</text:p>
            <text:p text:style-name="P22">Returns a number as a string</text:p>
            <text:p text:style-name="P13">valueOf()</text:p>
            <text:p text:style-name="P22">Returns a number as a number</text:p>
            <text:p text:style-name="P22"/>
            <text:p text:style-name="P63">Math Properties:</text:p>
            <text:p text:style-name="P63"/>
            <text:p text:style-name="P13">E Euler’s number</text:p>
            <text:p text:style-name="P13">LN2 The natural logarithm of 2</text:p>
            <text:p text:style-name="P13">LN10 Natural logarithm of 10</text:p>
            <text:p text:style-name="P13">LOG2E Base 2 logarithm of E</text:p>
            <text:p text:style-name="P13">LOG10E Base 10 logarithm of E</text:p>
            <text:p text:style-name="P13">PI The number PI</text:p>
            <text:p text:style-name="P13">SQRT1_2 Square root of 1/2</text:p>
            <text:p text:style-name="P13">SQRT2 The square root of 2</text:p>
            <text:p text:style-name="P13"/>
            <text:p text:style-name="P63">Math Methods:</text:p>
            <text:p text:style-name="P63"/>
            <text:p text:style-name="P22"><text:span text:style-name="T115">abs(x)</text:span><text:span text:style-name="T121"> <text:s/>- </text:span>Returns the absolute (positive) value of x</text:p>
            <text:p text:style-name="P22"><text:span text:style-name="T115">acos(x)</text:span><text:span text:style-name="T121"> - </text:span>The arccosine of x, in radians</text:p>
            <text:p text:style-name="P22"><text:span text:style-name="T115">asin(x)</text:span><text:span text:style-name="T121"> - </text:span>Arcsine of x, in radians</text:p>
            <text:p text:style-name="P22"><text:span text:style-name="T115">atan(x)</text:span><text:span text:style-name="T121"> - </text:span>The arctangent of x as a numeric value</text:p>
            <text:p text:style-name="P22"><text:span text:style-name="T115">atan2(y,x)</text:span><text:span text:style-name="T121"> - </text:span>Arctangent of the quotient of its arguments</text:p>
            <text:p text:style-name="P22"><text:span text:style-name="T115">ceil(x)</text:span><text:span text:style-name="T121"> - </text:span>Value of x rounded up to its nearest integer</text:p>
            <text:p text:style-name="P22"><text:span text:style-name="T115">cos(x)</text:span><text:span text:style-name="T121"> <text:s/>- </text:span>The cosine of x (x is in radians)</text:p>
            <text:p text:style-name="P22"><text:span text:style-name="T115">exp(x)</text:span><text:span text:style-name="T121"> - </text:span>Value of Ex</text:p>
            <text:p text:style-name="P22"><text:span text:style-name="T115">floor(x)</text:span><text:span text:style-name="T121"> - </text:span>The value of x rounded down to its nearest integer</text:p>
            <text:p text:style-name="P22"><text:span text:style-name="T115">log(x)</text:span><text:span text:style-name="T121"> - </text:span>The natural logarithm (base E) of x</text:p>
            <text:p text:style-name="P22"><text:span text:style-name="T115">max(x,y,z,...,n)</text:span><text:span text:style-name="T121"> - </text:span>Returns the number with the highest value</text:p>
            <text:p text:style-name="P22"><text:span text:style-name="T115">min(x,y,z,...,n)</text:span><text:span text:style-name="T121"> - </text:span>Same for the number with the lowest value</text:p>
            <text:p text:style-name="P22"><text:span text:style-name="T115">pow(x,y)</text:span><text:span text:style-name="T121"> - </text:span>X to the power of y</text:p>
            <text:p text:style-name="P22"><text:span text:style-name="T115">random()</text:span><text:span text:style-name="T121"> - </text:span>Returns a random number between 0 and 1</text:p>
            <text:p text:style-name="P22"><text:span text:style-name="T115">round(x)</text:span><text:span text:style-name="T121"> - </text:span>The value of x rounded to its nearest integer</text:p>
            <text:p text:style-name="P22"><text:span text:style-name="T115">sin(x)</text:span><text:span text:style-name="T121"> <text:s text:c="2"/>- </text:span>The sine of x (x is in radians)</text:p>
            <text:p text:style-name="P22"><text:span text:style-name="T115">sqrt(x)</text:span><text:span text:style-name="T121"> <text:s/>- </text:span>Square root of x</text:p>
            <text:p text:style-name="P17"><text:span text:style-name="T114">tan(x)</text:span> <text:s text:c="2"/>- <text:span text:style-name="T124">The tangent of an angle</text:span></text:p>
            <text:p text:style-name="P32"/>
            <text:p text:style-name="P45">Dealing with Dates</text:p>
            <text:p text:style-name="P45"/>
            <text:p text:style-name="P63">Setting Dates:</text:p>
            <text:p text:style-name="P63"/>
            <text:p text:style-name="P56">Date()</text:p>
            <text:p text:style-name="P22">Creates a new date object with the current date and time</text:p>
            <text:p text:style-name="P22">WebsiteSetup.org - Beginner’s Javascript Cheat Sheet 12</text:p>
            <text:p text:style-name="P56">Date(2017, 5, 21, 3, 23, 10, 0)</text:p>
            <text:p text:style-name="P22">Create a custom date object. The numbers represent year, month, day, hour, minutes, seconds,</text:p>
            <text:p text:style-name="P22">milliseconds. You can omit anything you want except for year and month.</text:p>
            <text:p text:style-name="P56">Date("2017-06-23")</text:p>
            <text:p text:style-name="P22">Date declaration as a string</text:p>
            <text:p text:style-name="P22"/>
            <text:p text:style-name="P63">Pulling Date and Time Values:</text:p>
            <text:p text:style-name="P63"/>
            <text:p text:style-name="P58"><text:span text:style-name="T121">getDate() - </text:span><text:span text:style-name="T1">Get the day of the month as a number (1-31)</text:span></text:p>
            <text:p text:style-name="P58"><text:span text:style-name="T121">getDay() - </text:span><text:span text:style-name="T1">The weekday as a number (0-6)</text:span></text:p>
            <text:p text:style-name="P58"><text:span text:style-name="T121">getFullYear() - </text:span><text:span text:style-name="T1">Year as a four digit number (yyyy)</text:span></text:p>
            <text:p text:style-name="P58"><text:span text:style-name="T121">getHours() - </text:span><text:span text:style-name="T1">Get the hour (0-23)</text:span></text:p>
            <text:p text:style-name="P58"><text:span text:style-name="T121">getMilliseconds() - </text:span><text:span text:style-name="T1">The millisecond (0-999)</text:span></text:p>
            <text:p text:style-name="P58"><text:span text:style-name="T121">getMinutes() - </text:span><text:span text:style-name="T1">Get the minute (0-59)</text:span></text:p>
            <text:p text:style-name="P58"><text:span text:style-name="T121">getMonth() - </text:span><text:span text:style-name="T1">Month as a number (0-11)</text:span></text:p>
            <text:p text:style-name="P58"><text:span text:style-name="T121">getSeconds() - </text:span><text:span text:style-name="T1">Get the second (0-59)</text:span></text:p>
            <text:p text:style-name="P58"><text:span text:style-name="T121">getTime() - </text:span><text:span text:style-name="T1">Get the milliseconds since January 1, 1970</text:span></text:p>
            <text:p text:style-name="P58"><text:span text:style-name="T121">getUTCDate() - </text:span><text:span text:style-name="T1">The day (date) of the month in the specified date according to universal time (also available for</text:span></text:p>
            <text:p text:style-name="P22">day, month, fullyear, hours, minutes etc.)</text:p>
            <text:p text:style-name="P58"><text:span text:style-name="T121">parse - </text:span><text:span text:style-name="T1">Parses a string representation of a date, and returns the number of milliseconds since January</text:span></text:p>
            <text:p text:style-name="P22">1, 1970</text:p>
            <text:p text:style-name="P22"/>
            <text:p text:style-name="P63">Set Part of a Date:</text:p>
            <text:p text:style-name="P63"/>
            <text:p text:style-name="P58"><text:span text:style-name="T121">setDate() - </text:span><text:span text:style-name="T1">Set the day as a number (1-31)</text:span></text:p>
            <text:p text:style-name="P58"><text:span text:style-name="T121">setFullYear() - </text:span><text:span text:style-name="T1">Sets the year (optionally month and day)</text:span></text:p>
            <text:p text:style-name="P58"><text:span text:style-name="T121">setHours() - </text:span><text:span text:style-name="T1">Set the hour (0-23)</text:span></text:p>
            <text:p text:style-name="P58"><text:span text:style-name="T121">setMilliseconds() - </text:span><text:span text:style-name="T1">Set milliseconds (0-999)</text:span></text:p>
            <text:p text:style-name="P58"><text:span text:style-name="T121">setMinutes() - </text:span><text:span text:style-name="T1">Sets the minutes (0-59)</text:span></text:p>
            <text:p text:style-name="P58"><text:span text:style-name="T121">setMonth() - </text:span><text:span text:style-name="T1">Set the month (0-11)</text:span></text:p>
            <text:p text:style-name="P58"><text:span text:style-name="T121">setSeconds() - </text:span><text:span text:style-name="T1">Sets the seconds (0-59)</text:span></text:p>
            <text:p text:style-name="P58"><text:span text:style-name="T121">setTime() -</text:span><text:span text:style-name="T1">Set the time (milliseconds since January 1, 1970)</text:span></text:p>
            <text:p text:style-name="P58"><text:span text:style-name="T121">setUTCDate() - </text:span><text:span text:style-name="T1">Sets the day of the month for a specified date according to universal time (also available for</text:span></text:p>
            <text:p text:style-name="P17">day, month, fullyear, hours, minutes etc.)</text:p>
            <text:p text:style-name="P32"/>
            <text:p text:style-name="P32"/>
            <text:p text:style-name="P32"/>
          </table:table-cell>
        </table:table-row>
        <table:table-row table:style-name="TableLine688625712">
          <table:table-cell table:style-name="Таблица1.A2" office:value-type="string">
            <text:p text:style-name="P39"/>
          </table:table-cell>
          <table:table-cell table:style-name="Таблица1.B2" office:value-type="string">
            <text:p text:style-name="P28"/>
          </table:table-cell>
        </table:table-row>
        <text:soft-page-break/>
        <table:table-row table:style-name="TableLine688625712">
          <table:table-cell table:style-name="Таблица1.A2" office:value-type="string">
            <text:p text:style-name="P15"><text:span text:style-name="T125"/></text:p>
            <text:p text:style-name="P43">DOM Node</text:p>
            <text:p text:style-name="P43"/>
            <text:p text:style-name="P61">Node Properties:</text:p>
            <text:p text:style-name="P10"/>
            <text:p text:style-name="P20"><text:span text:style-name="T115">attributes</text:span><text:span text:style-name="T121"> - </text:span>Returns a live collection of all attributes registered to and element</text:p>
            <text:p text:style-name="P20"><text:span text:style-name="T115">baseURI</text:span><text:span text:style-name="T121"> - </text:span>Provides the absolute base URL of an HTML element</text:p>
            <text:p text:style-name="P20"><text:span text:style-name="T115">childNodes</text:span><text:span text:style-name="T121"> - </text:span>Gives a collection of an element’s child nodes</text:p>
            <text:p text:style-name="P20"><text:span text:style-name="T115">firstChild</text:span><text:span text:style-name="T121"> - </text:span>Returns the first child node of an element</text:p>
            <text:p text:style-name="P20"><text:span text:style-name="T115">lastChild</text:span><text:span text:style-name="T121"> - </text:span>The last child node of an element</text:p>
            <text:p text:style-name="P20"><text:span text:style-name="T115">nextSibling</text:span><text:span text:style-name="T121"> - </text:span>Gives you the next node at the same node tree level</text:p>
            <text:p text:style-name="P20"><text:span text:style-name="T115">nodeName</text:span><text:span text:style-name="T121"> - </text:span>Returns the name of a node</text:p>
            <text:p text:style-name="P20"><text:span text:style-name="T115">nodeType</text:span><text:span text:style-name="T121"> - </text:span>Returns the type of a node</text:p>
            <text:p text:style-name="P20"><text:span text:style-name="T115">nodeValue</text:span><text:span text:style-name="T121"> - </text:span>Sets or returns the value of a node</text:p>
            <text:p text:style-name="P20"><text:span text:style-name="T115">ownerDocument</text:span><text:span text:style-name="T121"> - </text:span>The top-level document object for this node</text:p>
            <text:p text:style-name="P20"><text:span text:style-name="T115">parentNode</text:span><text:span text:style-name="T121"> - </text:span>Returns the parent node of an element</text:p>
            <text:p text:style-name="P20"><text:span text:style-name="T115">previousSibling</text:span><text:span text:style-name="T121"> - </text:span>Returns the node immediately preceding the current one</text:p>
            <text:p text:style-name="P20"><text:span text:style-name="T115">textContent</text:span><text:span text:style-name="T121"> - </text:span>Sets or returns the textual content of a node and its descendants</text:p>
            <text:p text:style-name="P34"><text:span text:style-name="T8"/></text:p>
            <text:p text:style-name="P61">Node Methods:</text:p>
            <text:p text:style-name="P10"/>
            <text:p text:style-name="P20"><text:span text:style-name="T121">appendChild() </text:span>Adds a new child node to an element as the last child node</text:p>
            <text:p text:style-name="P20"><text:span text:style-name="T121">cloneNode() </text:span>Clones an HTML element</text:p>
            <text:p text:style-name="P20"><text:span text:style-name="T121">compareDocumentPosition() </text:span>Compares the document position of two elements</text:p>
            <text:p text:style-name="P20"><text:span text:style-name="T121">getFeature() </text:span>Returns an object which implements the APIs of a specified feature</text:p>
            <text:p text:style-name="P20"/>
            <text:p text:style-name="P20"><text:span text:style-name="T121">hasAttributes() </text:span>Returns true if an element has any attributes, otherwise false</text:p>
            <text:p text:style-name="P20"><text:span text:style-name="T121">hasChildNodes() </text:span>Returns true if an element has any child nodes, otherwise false</text:p>
            <text:p text:style-name="P20"><text:span text:style-name="T121">insertBefore() </text:span>Inserts a new child node before a specified, existing child node</text:p>
            <text:p text:style-name="P20"><text:span text:style-name="T121">isDefaultNamespace() </text:span>Returns true if a specified namespaceURI is the default, otherwise false</text:p>
            <text:p text:style-name="P20"><text:span text:style-name="T121">isEqualNode() </text:span>Checks if two elements are equal</text:p>
            <text:p text:style-name="P20"><text:span text:style-name="T121">isSameNode() </text:span>Checks if two elements are the same node</text:p>
            <text:p text:style-name="P20"><text:span text:style-name="T121">isSupported() </text:span>Returns true if a specified feature is supported on the element</text:p>
            <text:p text:style-name="P20"><text:span text:style-name="T121">lookupNamespaceURI() </text:span>Returns the namespaceURI associated with a given node</text:p>
            <text:p text:style-name="P20"><text:span text:style-name="T121">lookupPrefix() </text:span>Returns a DOMString containing the prefix for a given namespaceURI, if present</text:p>
            <text:p text:style-name="P20"><text:span text:style-name="T121">normalize() </text:span>Joins adjacent text nodes and removes empty text nodes in an element</text:p>
            <text:p text:style-name="P20"><text:span text:style-name="T121">removeChild() </text:span>Removes a child node from an element</text:p>
            <text:p text:style-name="P20"><text:span text:style-name="T121">replaceChild() </text:span>Replaces a child node in an element</text:p>
            <text:p text:style-name="P34"><text:span text:style-name="T8"/></text:p>
            <text:p text:style-name="P61">Element Methods:</text:p>
            <text:p text:style-name="P10"/>
            <text:p text:style-name="P20"><text:span text:style-name="T121">getAttribute() </text:span>Returns the specified attribute value of an element node</text:p>
            <text:p text:style-name="P20"><text:span text:style-name="T121">getAttributeNS() </text:span>Returns string value of the attribute with the specified namespace and name</text:p>
            <text:p text:style-name="P20">WebsiteSetup.org - Beginner’s Javascript Cheat Sheet 16</text:p>
            <text:p text:style-name="P20"><text:span text:style-name="T121">getAttributeNode() </text:span>Gets the specified attribute node</text:p>
            <text:p text:style-name="P20"><text:span text:style-name="T121">getAttributeNodeNS() </text:span>Returns the attribute node for the attribute with the given namespace and name</text:p>
            <text:p text:style-name="P20"><text:span text:style-name="T121">getElementsByTagName() </text:span>Provides a collection of all child elements with the specified tag name</text:p>
            <text:p text:style-name="P20"><text:span text:style-name="T121">getElementsByTagNameNS() </text:span>Returns a live HTMLCollection of elements with a certain tag name belonging to the given</text:p>
            <text:p text:style-name="P20">namespace</text:p>
            <text:p text:style-name="P20"><text:span text:style-name="T121">hasAttribute() </text:span>Returns true if an element has any attributes, otherwise false</text:p>
            <text:p text:style-name="P20"><text:span text:style-name="T121">hasAttributeNS() </text:span>Provides a true/false value indicating whether the current element in a given namespace has the</text:p>
            <text:p text:style-name="P20">specified attribute</text:p>
            <text:p text:style-name="P20"><text:span text:style-name="T121">removeAttribute() </text:span>Removes a specified attribute from an element</text:p>
            <text:p text:style-name="P20"><text:span text:style-name="T121">removeAttributeNS() </text:span>Removes the specified attribute from an element within a certain namespace</text:p>
            <text:p text:style-name="P20"><text:span text:style-name="T121">removeAttributeNode() </text:span>Takes away a specified attribute node and returns the removed node</text:p>
            <text:p text:style-name="P20"><text:span text:style-name="T121">setAttribute() </text:span>Sets or changes the specified attribute to a specified value</text:p>
            <text:p text:style-name="P20"><text:span text:style-name="T121">setAttributeNS() </text:span>Adds a new attribute or changes the value of an attribute with the given namespace and name</text:p>
            <text:p text:style-name="P20"><text:span text:style-name="T121">setAttributeNode() </text:span>Sets or changes the specified attribute node</text:p>
            <text:p text:style-name="P20"><text:span text:style-name="T121">setAttributeNodeNS() </text:span>Adds a new namespaced attribute node to an element</text:p>
            <text:p text:style-name="P10"/>
          </table:table-cell>
          <table:table-cell table:style-name="Таблица1.B2" office:value-type="string">
            <text:p text:style-name="P16"/>
            <text:p text:style-name="P11"/>
            <text:p text:style-name="P44">Working with the Browser</text:p>
            <text:p text:style-name="P44"/>
            <text:p text:style-name="P62">Window Properties:</text:p>
            <text:p text:style-name="P12"/>
            <text:p text:style-name="P21"><text:span text:style-name="T121">closed </text:span>Checks whether a window has been closed or not and returns true or false</text:p>
            <text:p text:style-name="P21"><text:span text:style-name="T121">defaultStatus </text:span>Sets or returns the default text in the statusbar of a window</text:p>
            <text:p text:style-name="P21"><text:span text:style-name="T121">document </text:span>Returns the document object for the window</text:p>
            <text:p text:style-name="P21"><text:span text:style-name="T121">frames </text:span>Returns all &lt;iframe&gt; elements in the current window</text:p>
            <text:p text:style-name="P21"><text:span text:style-name="T121">history </text:span>Provides the History object for the window</text:p>
            <text:p text:style-name="P21"><text:span text:style-name="T121">innerHeight </text:span>The inner height of a window’s content area</text:p>
            <text:p text:style-name="P21"><text:span text:style-name="T121">innerWidth </text:span>The inner width of the content area</text:p>
            <text:p text:style-name="P21"><text:span text:style-name="T121">length </text:span>Find out the number of &lt;iframe&gt; elements in the window</text:p>
            <text:p text:style-name="P21"><text:span text:style-name="T121">location </text:span>Returns the location object for the window</text:p>
            <text:p text:style-name="P21"><text:span text:style-name="T121">name </text:span>Sets or returns the name of a window</text:p>
            <text:p text:style-name="P21"><text:span text:style-name="T121">navigator </text:span>Returns the Navigator object for the window</text:p>
            <text:p text:style-name="P21"><text:span text:style-name="T121">opener </text:span>Returns a reference to the window that created the window</text:p>
            <text:p text:style-name="P21"><text:span text:style-name="T121">outerHeight </text:span>The outer height of a window, including toolbars/ scrollbars</text:p>
            <text:p text:style-name="P21">WebsiteSetup.org - Beginner’s Javascript Cheat Sheet 18</text:p>
            <text:p text:style-name="P21"><text:span text:style-name="T121">outerWidth </text:span>The outer width of a window, including toolbars/ scrollbars</text:p>
            <text:p text:style-name="P21"><text:span text:style-name="T121">pageXOffset </text:span>Number of pixels the current document has been scrolled horizontally</text:p>
            <text:p text:style-name="P21"><text:span text:style-name="T121">pageYOffset </text:span>Number of pixels the document has been scrolled vertically</text:p>
            <text:p text:style-name="P21"><text:span text:style-name="T121">parent </text:span>The parent window of the current window</text:p>
            <text:p text:style-name="P21"><text:span text:style-name="T121">screen </text:span>Returns the Screen object for the window</text:p>
            <text:p text:style-name="P21"><text:span text:style-name="T121">screenLeft </text:span>The horizontal coordinate of the window (relative to screen)</text:p>
            <text:p text:style-name="P21"><text:span text:style-name="T121">screenTop </text:span>The vertical coordinate of the window</text:p>
            <text:p text:style-name="P21"><text:span text:style-name="T121">screenX </text:span>Same as screenLeft but needed for some browsers</text:p>
            <text:p text:style-name="P21"><text:span text:style-name="T121">screenY </text:span>Same as screenTop but needed for some browsers</text:p>
            <text:p text:style-name="P21"><text:span text:style-name="T121">self </text:span>Returns the current window</text:p>
            <text:p text:style-name="P21"><text:span text:style-name="T121">status </text:span>Sets or returns the text in the statusbar of a window</text:p>
            <text:p text:style-name="P21"><text:span text:style-name="T121">top </text:span>Returns the topmost browser window</text:p>
            <text:p text:style-name="P35"><text:span text:style-name="T8"/></text:p>
            <text:p text:style-name="P62">Window Methods:</text:p>
            <text:p text:style-name="P12"/>
            <text:p text:style-name="P21"><text:span text:style-name="T121">alert() </text:span>Displays an alert box with a message and an OK button</text:p>
            <text:p text:style-name="P21"><text:span text:style-name="T121">blur() </text:span>Removes focus from the current window</text:p>
            <text:p text:style-name="P21">WebsiteSetup.org - Beginner’s Javascript Cheat Sheet 19</text:p>
            <text:p text:style-name="P21"><text:span text:style-name="T121">clearInterval() </text:span>Clears a timer set with setInterval()</text:p>
            <text:p text:style-name="P21"><text:span text:style-name="T121">clearTimeout() </text:span>Clears a timer set with setTimeout()</text:p>
            <text:p text:style-name="P21"><text:span text:style-name="T121">close() </text:span>Closes the current window</text:p>
            <text:p text:style-name="P21"><text:span text:style-name="T121">confirm() </text:span>Displays a dialogue box with a message and an OK and Cancel button</text:p>
            <text:p text:style-name="P21"><text:span text:style-name="T121">focus() </text:span>Sets focus to the current window</text:p>
            <text:p text:style-name="P21"><text:span text:style-name="T121">moveBy() </text:span>Moves a window relative to its current position</text:p>
            <text:p text:style-name="P21"><text:span text:style-name="T121">moveTo() </text:span>Moves a window to a specified position</text:p>
            <text:p text:style-name="P21"><text:span text:style-name="T121">open() </text:span>Opens a new browser window</text:p>
            <text:p text:style-name="P21"><text:span text:style-name="T121">print() </text:span>Prints the content of the current window</text:p>
            <text:p text:style-name="P21"><text:span text:style-name="T121">prompt() </text:span>Displays a dialogue box that prompts the visitor for input</text:p>
            <text:p text:style-name="P21"><text:span text:style-name="T121">resizeBy() </text:span>Resizes the window by the specified number of pixels</text:p>
            <text:p text:style-name="P21"><text:span text:style-name="T121">resizeTo() </text:span>Resizes the window to a specified width and height</text:p>
            <text:p text:style-name="P21"><text:span text:style-name="T121">scrollBy() </text:span>Scrolls the document by a specified number of pixels</text:p>
            <text:p text:style-name="P21"><text:span text:style-name="T121">scrollTo() </text:span>Scrolls the document to specific coordinates</text:p>
            <text:p text:style-name="P21">WebsiteSetup.org - Beginner’s Javascript Cheat Sheet 20</text:p>
            <text:p text:style-name="P21"><text:span text:style-name="T121">setInterval() </text:span>Calls a function or evaluates an expression at specified intervals</text:p>
            <text:p text:style-name="P21"><text:span text:style-name="T121">setTimeout() </text:span>Calls a function or evaluates an expression after a specified interval</text:p>
            <text:p text:style-name="P21"><text:span text:style-name="T121">stop() </text:span>Stops the window from loading</text:p>
            <text:p text:style-name="P35"><text:span text:style-name="T8"/></text:p>
            <text:p text:style-name="P62">Screen Properties:</text:p>
            <text:p text:style-name="P12"/>
            <text:p text:style-name="P21"><text:span text:style-name="T121">availHeight </text:span>Returns the height of the screen (excluding the Windows Taskbar)</text:p>
            <text:p text:style-name="P21"><text:span text:style-name="T121">availWidth </text:span>Returns the width of the screen (excluding the Windows Taskbar)</text:p>
            <text:p text:style-name="P21"><text:span text:style-name="T121">colorDepth </text:span>Returns the bit depth of the color palette for displaying images</text:p>
            <text:p text:style-name="P21"><text:span text:style-name="T121">height </text:span>The total height of the screen</text:p>
            <text:p text:style-name="P21"><text:span text:style-name="T121">pixelDepth </text:span>The color resolution of the screen in bits per pixel</text:p>
            <text:p text:style-name="P12">width The total width of the screen</text:p>
          </table:table-cell>
        </table:table-row>
      </table:table>
      <text:p text:style-name="P33"/>
      <text:p text:style-name="P33"/>
      <text:p text:style-name="P36"/>
      <text:p text:style-name="P40"/>
      <text:p text:style-name="P40"/>
      <text:p text:style-name="P40"/>
      <text:p text:style-name="P33"/>
      <text:p text:style-name="P33"/>
      <text:p text:style-name="P40"/>
      <text:p text:style-name="P33"/>
      <text:p text:style-name="P36"/>
      <text:p text:style-name="P36"/>
      <text:p text:style-name="P75"><text:span text:style-name="T1"/></text:p>
      <text:p text:style-name="P36"/>
      <text:p text:style-name="P47">Events</text:p>
      <text:p text:style-name="P8">Mouse</text:p>
      <text:p text:style-name="P33">onclick</text:p>
      <text:p text:style-name="P36">The event occurs when the user clicks on an element</text:p>
      <text:p text:style-name="P33">oncontextmenu</text:p>
      <text:p text:style-name="P36">User right-clicks on an element to open a context menu</text:p>
      <text:p text:style-name="P33">ondblclick</text:p>
      <text:p text:style-name="P36">The user double-clicks on an element</text:p>
      <text:p text:style-name="P75"><text:span text:style-name="T8">WebsiteSetup.org - Beginner’s Javascript Cheat Sheet </text:span><text:span text:style-name="T1">21</text:span></text:p>
      <text:p text:style-name="P33">onmousedown</text:p>
      <text:p text:style-name="P36">User presses a mouse button over an element</text:p>
      <text:p text:style-name="P33">onmouseenter</text:p>
      <text:p text:style-name="P36">The pointer moves onto an element</text:p>
      <text:p text:style-name="P33">onmouseleave</text:p>
      <text:p text:style-name="P36">Pointer moves out of an element</text:p>
      <text:p text:style-name="P33">onmousemove</text:p>
      <text:p text:style-name="P36"><text:soft-page-break/>The pointer is moving while it is over an element</text:p>
      <text:p text:style-name="P33">onmouseover</text:p>
      <text:p text:style-name="P36">When the pointer is moved onto an element or one of its children</text:p>
      <text:p text:style-name="P33">onmouseout</text:p>
      <text:p text:style-name="P36">User moves the mouse pointer out of an element or one of its children</text:p>
      <text:p text:style-name="P33">onmouseup</text:p>
      <text:p text:style-name="P36">The user releases a mouse button while over an element</text:p>
      <text:p text:style-name="P8">Keyboard</text:p>
      <text:p text:style-name="P33">onkeydown</text:p>
      <text:p text:style-name="P36">When the user is pressing a key down</text:p>
      <text:p text:style-name="P33">onkeypress</text:p>
      <text:p text:style-name="P36">The moment the user starts pressing a key</text:p>
      <text:p text:style-name="P33">onkeyup</text:p>
      <text:p text:style-name="P36">The user releases a key</text:p>
      <text:p text:style-name="P8">Frame</text:p>
      <text:p text:style-name="P33">onabort</text:p>
      <text:p text:style-name="P36">The loading of a media is aborted</text:p>
      <text:p text:style-name="P33">onbeforeunload</text:p>
      <text:p text:style-name="P36">Event occurs before the document is about to be unloaded</text:p>
      <text:p text:style-name="P33">onerror</text:p>
      <text:p text:style-name="P36">An error occurs while loading an external file</text:p>
      <text:p text:style-name="P75"><text:span text:style-name="T8">WebsiteSetup.org - Beginner’s Javascript Cheat Sheet </text:span><text:span text:style-name="T1">22</text:span></text:p>
      <text:p text:style-name="P33">onhashchange</text:p>
      <text:p text:style-name="P36">There have been changes to the anchor part of a URL</text:p>
      <text:p text:style-name="P33">onload</text:p>
      <text:p text:style-name="P36">When an object has loaded</text:p>
      <text:p text:style-name="P33">onpagehide</text:p>
      <text:p text:style-name="P36">The user navigates away from a webpage</text:p>
      <text:p text:style-name="P33">onpageshow</text:p>
      <text:p text:style-name="P36">When the user navigates to a webpage</text:p>
      <text:p text:style-name="P33">onresize</text:p>
      <text:p text:style-name="P36">The document view is resized</text:p>
      <text:p text:style-name="P33">onscroll</text:p>
      <text:p text:style-name="P36">An element’s scrollbar is being scrolled</text:p>
      <text:p text:style-name="P33">onunload</text:p>
      <text:p text:style-name="P36">Event occurs when a page has unloaded</text:p>
      <text:p text:style-name="P8">Form</text:p>
      <text:p text:style-name="P33">onblur</text:p>
      <text:p text:style-name="P36">When an element loses focus</text:p>
      <text:p text:style-name="P33">onchange</text:p>
      <text:p text:style-name="P36">The content of a form element changes (for &lt;input&gt;, &lt;select&gt;and &lt;textarea&gt;)</text:p>
      <text:p text:style-name="P33">onfocus</text:p>
      <text:p text:style-name="P36">An element gets focus</text:p>
      <text:p text:style-name="P33">onfocusin</text:p>
      <text:p text:style-name="P36">When an element is about to get focus</text:p>
      <text:p text:style-name="P33">onfocusout</text:p>
      <text:p text:style-name="P36">The element is about to lose focus</text:p>
      <text:p text:style-name="P33">oninput</text:p>
      <text:p text:style-name="P36">User input on an element</text:p>
      <text:p text:style-name="P33">oninvalid</text:p>
      <text:p text:style-name="P36">An element is invalid</text:p>
      <text:p text:style-name="P75"><text:span text:style-name="T8">WebsiteSetup.org - Beginner’s Javascript Cheat Sheet </text:span><text:span text:style-name="T1">23</text:span></text:p>
      <text:p text:style-name="P33">onreset</text:p>
      <text:p text:style-name="P36">A form is reset</text:p>
      <text:p text:style-name="P33">onsearch</text:p>
      <text:p text:style-name="P36">The user writes something in a search field (for &lt;input="search"&gt;)</text:p>
      <text:p text:style-name="P33">onselect</text:p>
      <text:p text:style-name="P36">The user selects some text (for &lt;input&gt; and &lt;textarea&gt;)</text:p>
      <text:p text:style-name="P33">onsubmit</text:p>
      <text:p text:style-name="P36">A form is submitted</text:p>
      <text:p text:style-name="P8">Drag</text:p>
      <text:p text:style-name="P33">ondrag</text:p>
      <text:p text:style-name="P36">An element is dragged</text:p>
      <text:p text:style-name="P33">ondragend</text:p>
      <text:p text:style-name="P36">The user has finished dragging the element</text:p>
      <text:p text:style-name="P33">ondragenter</text:p>
      <text:p text:style-name="P36">The dragged element enters a drop target</text:p>
      <text:p text:style-name="P33">ondragleave</text:p>
      <text:p text:style-name="P36">A dragged element leaves the drop target</text:p>
      <text:p text:style-name="P33">ondragover</text:p>
      <text:p text:style-name="P36">The dragged element is on top of the drop target</text:p>
      <text:p text:style-name="P33">ondragstart</text:p>
      <text:p text:style-name="P36">User starts to drag an element</text:p>
      <text:p text:style-name="P33">ondrop</text:p>
      <text:p text:style-name="P36">Dragged element is dropped on the drop target</text:p>
      <text:p text:style-name="P8">Clipboard</text:p>
      <text:p text:style-name="P33">oncopy</text:p>
      <text:p text:style-name="P36">User copies the content of an element</text:p>
      <text:p text:style-name="P33">oncut</text:p>
      <text:p text:style-name="P36">The user cuts an element’s content</text:p>
      <text:p text:style-name="P75"><text:span text:style-name="T8">WebsiteSetup.org - Beginner’s Javascript Cheat Sheet </text:span><text:span text:style-name="T1">24</text:span></text:p>
      <text:p text:style-name="P33">onpaste</text:p>
      <text:p text:style-name="P36">A user pastes content in an element</text:p>
      <text:p text:style-name="P8">Media</text:p>
      <text:p text:style-name="P33">onabort</text:p>
      <text:p text:style-name="P36">Media loading is aborted</text:p>
      <text:p text:style-name="P33">oncanplay</text:p>
      <text:p text:style-name="P36">The browser can start playing media (e.g. a file has buffered enough)</text:p>
      <text:p text:style-name="P33">oncanplaythrough</text:p>
      <text:p text:style-name="P36">When browser can play through media without stopping</text:p>
      <text:p text:style-name="P33">ondurationchange</text:p>
      <text:p text:style-name="P36">The duration of the media changes</text:p>
      <text:p text:style-name="P33">onended</text:p>
      <text:p text:style-name="P36">The media has reached its end</text:p>
      <text:p text:style-name="P33">onerror</text:p>
      <text:p text:style-name="P36">Happens when an error occurs while loading an external file</text:p>
      <text:p text:style-name="P33">onloadeddata</text:p>
      <text:p text:style-name="P36">Media data is loaded</text:p>
      <text:p text:style-name="P33">onloadedmetadata</text:p>
      <text:p text:style-name="P36">Meta Metadata (like dimensions and duration) are loaded</text:p>
      <text:p text:style-name="P33">onloadstart</text:p>
      <text:p text:style-name="P36">Browser starts looking for specified media</text:p>
      <text:p text:style-name="P33">onpause</text:p>
      <text:p text:style-name="P36">Media is paused either by the user or automatically</text:p>
      <text:p text:style-name="P33">onplay</text:p>
      <text:p text:style-name="P36">The media has been started or is no longer paused</text:p>
      <text:p text:style-name="P33">onplaying</text:p>
      <text:p text:style-name="P36">Media is playing after having been paused or stopped for buffering</text:p>
      <text:p text:style-name="P33">onprogress</text:p>
      <text:p text:style-name="P36"><text:soft-page-break/>Browser is in the process of downloading the media</text:p>
      <text:p text:style-name="P75"><text:span text:style-name="T8">WebsiteSetup.org - Beginner’s Javascript Cheat Sheet </text:span><text:span text:style-name="T1">25</text:span></text:p>
      <text:p text:style-name="P33">onratechange</text:p>
      <text:p text:style-name="P36">The playing speed of the media changes</text:p>
      <text:p text:style-name="P33">onseeked</text:p>
      <text:p text:style-name="P36">User is finished moving/skipping to a new position in the media</text:p>
      <text:p text:style-name="P33">onseeking</text:p>
      <text:p text:style-name="P36">The user starts moving/skipping</text:p>
      <text:p text:style-name="P33">onstalled</text:p>
      <text:p text:style-name="P36">The browser is trying to load the media but it is not available</text:p>
      <text:p text:style-name="P33">onsuspend</text:p>
      <text:p text:style-name="P36">Browser is intentionally not loading media</text:p>
      <text:p text:style-name="P33">ontimeupdate</text:p>
      <text:p text:style-name="P36">The playing position has changed (e.g. because of fast forward)</text:p>
      <text:p text:style-name="P33">onvolumechange</text:p>
      <text:p text:style-name="P36">Media volume has changed (including mute)</text:p>
      <text:p text:style-name="P33">onwaiting</text:p>
      <text:p text:style-name="P36">Media paused but expected to resume (for example, buffering)</text:p>
      <text:p text:style-name="P8">Animation</text:p>
      <text:p text:style-name="P33">animationend</text:p>
      <text:p text:style-name="P36">A CSS animation is complete</text:p>
      <text:p text:style-name="P33">animationiteration</text:p>
      <text:p text:style-name="P36">CSS animation is repeated</text:p>
      <text:p text:style-name="P33">animationstart</text:p>
      <text:p text:style-name="P36">CSS animation has started</text:p>
      <text:p text:style-name="P8">Other</text:p>
      <text:p text:style-name="P33">transitionend</text:p>
      <text:p text:style-name="P36">Fired when a CSS transition has completed</text:p>
      <text:p text:style-name="P33">onmessage</text:p>
      <text:p text:style-name="P36">A message is received through the event source</text:p>
      <text:p text:style-name="P75"><text:span text:style-name="T8">WebsiteSetup.org - Beginner’s Javascript Cheat Sheet </text:span><text:span text:style-name="T1">26</text:span></text:p>
      <text:p text:style-name="P33">onoffline</text:p>
      <text:p text:style-name="P36">Browser starts to work offline</text:p>
      <text:p text:style-name="P33">ononline</text:p>
      <text:p text:style-name="P36">The browser starts to work online</text:p>
      <text:p text:style-name="P33">onpopstate</text:p>
      <text:p text:style-name="P36">When the window’s history changes</text:p>
      <text:p text:style-name="P33">onshow</text:p>
      <text:p text:style-name="P36">A &lt;menu&gt; element is shown as a context menu</text:p>
      <text:p text:style-name="P33">onstorage</text:p>
      <text:p text:style-name="P36">A Web Storage area is updated</text:p>
      <text:p text:style-name="P33">ontoggle</text:p>
      <text:p text:style-name="P36">The user opens or closes the &lt;details&gt; element</text:p>
      <text:p text:style-name="P33">onwheel</text:p>
      <text:p text:style-name="P36">Mouse wheel rolls up or down over an element</text:p>
      <text:p text:style-name="P33">ontouchcancel</text:p>
      <text:p text:style-name="P36">Screen touch is interrupted</text:p>
      <text:p text:style-name="P33">ontouchend</text:p>
      <text:p text:style-name="P36">User finger is removed from a touch screen</text:p>
      <text:p text:style-name="P33">ontouchmove</text:p>
      <text:p text:style-name="P36">A finger is dragged across the screen</text:p>
      <text:p text:style-name="P33">ontouchstart</text:p>
      <text:p text:style-name="P36">Finger is placed on touch screen</text:p>
      <text:p text:style-name="P47">Errors</text:p>
      <text:p text:style-name="P33">try</text:p>
      <text:p text:style-name="P36">Lets you define a block of code to test for errors</text:p>
      <text:p text:style-name="P33">catch</text:p>
      <text:p text:style-name="P36">Set up a block of code to execute in case of an error</text:p>
      <text:p text:style-name="P75"><text:span text:style-name="T8">WebsiteSetup.org - Beginner’s Javascript Cheat Sheet </text:span><text:span text:style-name="T1">27</text:span></text:p>
      <text:p text:style-name="P33">throw</text:p>
      <text:p text:style-name="P36">Create custom error messages instead of the standard JavaScript errors</text:p>
      <text:p text:style-name="P33">finally</text:p>
      <text:p text:style-name="P36">Lets you execute code, after try and catch, regardless of the result</text:p>
      <text:p text:style-name="P8">Error Name Values</text:p>
      <text:p text:style-name="P33">name</text:p>
      <text:p text:style-name="P36">Sets or returns the error name</text:p>
      <text:p text:style-name="P33">message</text:p>
      <text:p text:style-name="P36">Sets or returns an error message in string from</text:p>
      <text:p text:style-name="P33">EvalError</text:p>
      <text:p text:style-name="P36">An error has occurred in the eval() function</text:p>
      <text:p text:style-name="P33">RangeError</text:p>
      <text:p text:style-name="P36">A number is “out of range”</text:p>
      <text:p text:style-name="P33">ReferenceError</text:p>
      <text:p text:style-name="P36">An illegal reference has occurred</text:p>
      <text:p text:style-name="P33">SyntaxError</text:p>
      <text:p text:style-name="P36">A syntax error has occurred</text:p>
      <text:p text:style-name="P33">TypeError</text:p>
      <text:p text:style-name="P36">A type error has occurred</text:p>
      <text:p text:style-name="P33">URIError</text:p>
      <text:p text:style-name="P36">An encodeURI() error has occurred</text:p>
      <text:p text:style-name="P75"><text:span text:style-name="T8">WebsiteSetup.org - Beginner’s Javascript Cheat Sheet </text:span><text:span text:style-name="T1">2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x-locale-body, sans-serif"/>
    <style:font-face style:name="Mangal1" svg:font-family="Mangal"/>
    <style:font-face style:name="arial" svg:font-family="arial, x-locale-body, sans-serif"/>
    <style:font-face style:name="Fira Code Medium" svg:font-family="'Fira Code Medium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MT" svg:font-family="ArialMT" style:font-family-generic="roman" style:font-pitch="variable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Montserrat-Bold" svg:font-family="Montserrat-Bold" style:font-family-generic="roman" style:font-pitch="variable"/>
    <style:font-face style:name="Montserrat-Regular" svg:font-family="Montserrat-Regular" style:font-family-generic="roman" style:font-pitch="variable"/>
    <style:font-face style:name="Roboto-Regular" svg:font-family="Roboto-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582cm" fo:margin-right="0.6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1:29:23.829000000</meta:creation-date>
    <dc:date>2021-02-06T17:35:09.617000000</dc:date>
    <meta:editing-duration>PT2H27M19S</meta:editing-duration>
    <meta:editing-cycles>36</meta:editing-cycles>
    <meta:generator>LibreOffice/7.0.4.2$Windows_X86_64 LibreOffice_project/dcf040e67528d9187c66b2379df5ea4407429775</meta:generator>
    <meta:print-date>2021-02-06T17:37:20.290000000</meta:print-date>
    <meta:document-statistic meta:table-count="1" meta:image-count="0" meta:object-count="0" meta:page-count="6" meta:paragraph-count="679" meta:word-count="4375" meta:character-count="28923" meta:non-whitespace-character-count="24947"/>
  </office:meta>
</office:document-meta>
</file>